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">
      <style:table-properties style:width="8.1931in" fo:margin-left="0.1535in" fo:margin-top="0in" fo:margin-bottom="0in" style:page-number="auto" table:align="left" style:writing-mode="page"/>
    </style:style>
    <style:style style:name="Table2.A" style:family="table-column">
      <style:table-column-properties style:column-width="5.4819in"/>
    </style:style>
    <style:style style:name="Table2.B" style:family="table-column">
      <style:table-column-properties style:column-width="2.7104in"/>
    </style:style>
    <style:style style:name="Table2.1" style:family="table-row">
      <style:table-row-properties style:min-row-height="0.3792in" fo:keep-together="auto"/>
    </style:style>
    <style:style style:name="Table2.A1" style:family="table-cell">
      <style:table-cell-properties fo:padding-left="0.0069in" fo:padding-right="0.0069in" fo:padding-top="0in" fo:padding-bottom="0in" fo:border="1pt solid #000000"/>
    </style:style>
    <style:style style:name="Table2.2" style:family="table-row">
      <style:table-row-properties style:min-row-height="6.0139in" fo:keep-together="auto"/>
    </style:style>
    <style:style style:name="Table4" style:family="table">
      <style:table-properties style:width="7.4194in" fo:margin-left="0.5403in" fo:margin-top="0in" fo:margin-bottom="0in" table:align="left" style:writing-mode="page"/>
    </style:style>
    <style:style style:name="Table4.A" style:family="table-column">
      <style:table-column-properties style:column-width="0.3076in"/>
    </style:style>
    <style:style style:name="Table4.B" style:family="table-column">
      <style:table-column-properties style:column-width="4.4535in"/>
    </style:style>
    <style:style style:name="Table4.C" style:family="table-column">
      <style:table-column-properties style:column-width="2.6583in"/>
    </style:style>
    <style:style style:name="Table4.1" style:family="table-row">
      <style:table-row-properties style:min-row-height="0.3458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4.2" style:family="table-row">
      <style:table-row-properties style:min-row-height="0.2806in" fo:keep-together="auto"/>
    </style:style>
    <style:style style:name="Table4.A2" style:family="table-cell">
      <style:table-cell-properties fo:padding-left="0.0069in" fo:padding-right="0.0069in" fo:padding-top="0in" fo:padding-bottom="0in" fo:border-left="1pt solid #000000" fo:border-right="1pt solid #000000" fo:border-top="1pt solid #000000" fo:border-bottom="none"/>
    </style:style>
    <style:style style:name="Table4.3" style:family="table-row">
      <style:table-row-properties style:min-row-height="0.1979in" fo:keep-together="auto"/>
    </style:style>
    <style:style style:name="Table4.A3" style:family="table-cell">
      <style:table-cell-properties fo:padding-left="0.0069in" fo:padding-right="0.0069in" fo:padding-top="0in" fo:padding-bottom="0in" fo:border-left="1pt solid #000000" fo:border-right="1pt solid #000000" fo:border-top="none" fo:border-bottom="none"/>
    </style:style>
    <style:style style:name="Table4.4" style:family="table-row">
      <style:table-row-properties style:min-row-height="0.1917in" fo:keep-together="auto"/>
    </style:style>
    <style:style style:name="Table4.5" style:family="table-row">
      <style:table-row-properties style:min-row-height="0.1965in" fo:keep-together="auto"/>
    </style:style>
    <style:style style:name="Table4.6" style:family="table-row">
      <style:table-row-properties style:min-row-height="0.1944in" fo:keep-together="auto"/>
    </style:style>
    <style:style style:name="Table4.7" style:family="table-row">
      <style:table-row-properties style:min-row-height="0.1931in" fo:keep-together="auto"/>
    </style:style>
    <style:style style:name="Table4.12" style:family="table-row">
      <style:table-row-properties style:min-row-height="0.2882in" fo:keep-together="auto"/>
    </style:style>
    <style:style style:name="Table4.13" style:family="table-row">
      <style:table-row-properties style:min-row-height="0.2931in" fo:keep-together="auto"/>
    </style:style>
    <style:style style:name="Table4.A13" style:family="table-cell">
      <style:table-cell-properties fo:padding-left="0.0069in" fo:padding-right="0.0069in" fo:padding-top="0in" fo:padding-bottom="0in" fo:border-left="1pt solid #000000" fo:border-right="none" fo:border-top="none" fo:border-bottom="none"/>
    </style:style>
    <style:style style:name="Table4.B13" style:family="table-cell">
      <style:table-cell-properties fo:padding-left="0.0069in" fo:padding-right="0.0069in" fo:padding-top="0in" fo:padding-bottom="0in" fo:border-left="none" fo:border-right="1pt solid #000000" fo:border-top="none" fo:border-bottom="none"/>
    </style:style>
    <style:style style:name="Table4.14" style:family="table-row">
      <style:table-row-properties style:min-row-height="0.4486in" fo:keep-together="auto"/>
    </style:style>
    <style:style style:name="Table4.A14" style:family="table-cell">
      <style:table-cell-properties fo:padding-left="0.0069in" fo:padding-right="0.0069in" fo:padding-top="0in" fo:padding-bottom="0in" fo:border-left="1pt solid #000000" fo:border-right="none" fo:border-top="none" fo:border-bottom="1pt solid #000000"/>
    </style:style>
    <style:style style:name="Table4.B14" style:family="table-cell">
      <style:table-cell-properties fo:padding-left="0.0069in" fo:padding-right="0.0069in" fo:padding-top="0in" fo:padding-bottom="0in" fo:border-left="none" fo:border-right="1pt solid #000000" fo:border-top="none" fo:border-bottom="1pt solid #000000"/>
    </style:style>
    <style:style style:name="Table4.C14" style:family="table-cell">
      <style:table-cell-properties fo:padding-left="0.0069in" fo:padding-right="0.0069in" fo:padding-top="0in" fo:padding-bottom="0in" fo:border-left="1pt solid #000000" fo:border-right="1pt solid #000000" fo:border-top="none" fo:border-bottom="1pt solid #000000"/>
    </style:style>
    <style:style style:name="Table1" style:family="table">
      <style:table-properties style:width="7.8785in" fo:margin-left="0.1007in" table:align="left" style:writing-mode="lr-tb"/>
    </style:style>
    <style:style style:name="Table1.A" style:family="table-column">
      <style:table-column-properties style:column-width="3.9167in"/>
    </style:style>
    <style:style style:name="Table1.B" style:family="table-column">
      <style:table-column-properties style:column-width="3.961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5in" table:align="margins" style:writing-mode="lr-tb"/>
    </style:style>
    <style:style style:name="Table5.A" style:family="table-column">
      <style:table-column-properties style:column-width="4.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5in" fo:margin-left="0.625in" table:align="left" style:writing-mode="lr-tb"/>
    </style:style>
    <style:style style:name="Table6.A" style:family="table-column">
      <style:table-column-properties style:column-width="5in"/>
    </style:style>
    <style:style style:name="Table6.B" style:family="table-column">
      <style:table-column-properties style:column-width="2.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25in" fo:margin-left="0.5625in" table:align="left" style:writing-mode="lr-tb"/>
    </style:style>
    <style:style style:name="Table7.A" style:family="table-column">
      <style:table-column-properties style:column-width="4.75in"/>
    </style:style>
    <style:style style:name="Table7.B" style:family="table-column">
      <style:table-column-properties style:column-width="2.875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8.2292in" fo:margin-left="0.125in" table:align="left" style:writing-mode="lr-tb"/>
    </style:style>
    <style:style style:name="Table8.A" style:family="table-column">
      <style:table-column-properties style:column-width="4.3542in"/>
    </style:style>
    <style:style style:name="Table8.B" style:family="table-column">
      <style:table-column-properties style:column-width="3.875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2" style:family="table-row">
      <style:table-row-properties style:min-row-height="3.2125in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875in" fo:margin-left="-0.375in" table:align="left" style:writing-mode="lr-tb"/>
    </style:style>
    <style:style style:name="Table3.A" style:family="table-column">
      <style:table-column-properties style:column-width="4.1667in"/>
    </style:style>
    <style:style style:name="Table3.B" style:family="table-column">
      <style:table-column-properties style:column-width="2.708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 style:master-page-name="Converted9">
      <style:paragraph-properties fo:margin-top="0.0425in" fo:margin-bottom="0in" style:contextual-spacing="false" style:page-number="auto"/>
      <style:text-properties style:font-name="Liberation Serif" fo:font-size="14pt" officeooo:paragraph-rsid="0007b369" style:font-size-asian="14pt" style:font-size-complex="14pt"/>
    </style:style>
    <style:style style:name="P2" style:family="paragraph" style:parent-style-name="Heading_20_3" style:master-page-name="Converted10">
      <style:paragraph-properties fo:margin-top="0.0437in" fo:margin-bottom="0in" style:contextual-spacing="false" style:page-number="auto"/>
      <style:text-properties style:font-name="Liberation Serif" fo:font-size="14pt" fo:font-weight="normal" officeooo:rsid="0007b369" officeooo:paragraph-rsid="0007b369" style:font-size-asian="14pt" style:font-weight-asian="normal" style:font-size-complex="14pt" style:font-weight-complex="normal"/>
    </style:style>
    <style:style style:name="P3" style:family="paragraph" style:parent-style-name="Heading_20_3">
      <style:paragraph-properties fo:margin-top="0.0437in" fo:margin-bottom="0in" style:contextual-spacing="false"/>
      <style:text-properties style:font-name="Liberation Serif" fo:font-size="14pt" fo:font-weight="normal" officeooo:rsid="0007b369" officeooo:paragraph-rsid="0007b369" style:font-size-asian="14pt" style:font-weight-asian="normal" style:font-size-complex="14pt" style:font-weight-complex="normal"/>
    </style:style>
    <style:style style:name="P4" style:family="paragraph" style:parent-style-name="Heading_20_3">
      <style:text-properties style:font-name="Liberation Serif" fo:font-size="14pt" fo:font-weight="normal" officeooo:paragraph-rsid="000916cc" style:font-size-asian="14pt" style:font-weight-asian="normal" style:font-size-complex="14pt" style:font-weight-complex="normal"/>
    </style:style>
    <style:style style:name="P5" style:family="paragraph" style:parent-style-name="Heading_20_3">
      <style:paragraph-properties fo:margin-top="0.0008in" fo:margin-bottom="0in" style:contextual-spacing="false"/>
      <style:text-properties style:font-name="Liberation Serif" fo:font-size="14pt" fo:font-weight="normal" officeooo:paragraph-rsid="0007c9e6" style:font-size-asian="14pt" style:font-weight-asian="normal" style:font-size-complex="14pt" style:font-weight-complex="normal"/>
    </style:style>
    <style:style style:name="P6" style:family="paragraph" style:parent-style-name="Heading_20_3">
      <style:paragraph-properties fo:margin-left="0.0028in" fo:text-align="center" style:justify-single-word="false"/>
      <style:text-properties style:font-name="Liberation Serif" fo:font-size="14pt" officeooo:paragraph-rsid="0007c9e6" style:font-size-asian="14pt" style:font-size-complex="14pt"/>
    </style:style>
    <style:style style:name="P7" style:family="paragraph" style:parent-style-name="Heading_20_3">
      <style:paragraph-properties fo:margin-left="0.0028in" fo:text-align="center" style:justify-single-word="false"/>
      <style:text-properties style:font-name="Liberation Serif" fo:font-size="14pt" officeooo:paragraph-rsid="000916cc" style:font-size-asian="14pt" style:font-size-complex="14pt"/>
    </style:style>
    <style:style style:name="P8" style:family="paragraph" style:parent-style-name="Heading_20_3">
      <style:paragraph-properties fo:margin-left="0in" fo:margin-right="0.8457in" fo:text-align="center" style:justify-single-word="false"/>
      <style:text-properties style:font-name="Liberation Serif" fo:font-size="14pt" officeooo:paragraph-rsid="000a0131" style:font-size-asian="14pt" style:font-size-complex="14pt"/>
    </style:style>
    <style:style style:name="P9" style:family="paragraph" style:parent-style-name="Heading_20_3">
      <style:paragraph-properties fo:margin-top="0.0008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10" style:family="paragraph" style:parent-style-name="Heading_20_3">
      <style:text-properties style:font-name="Liberation Serif" fo:font-size="14pt" officeooo:paragraph-rsid="0007c9e6" style:font-size-asian="14pt" style:font-size-complex="14pt"/>
    </style:style>
    <style:style style:name="P11" style:family="paragraph" style:parent-style-name="Heading_20_3">
      <style:text-properties style:font-name="Liberation Serif" fo:font-size="14pt" officeooo:paragraph-rsid="000916cc" style:font-size-asian="14pt" style:font-size-complex="14pt"/>
    </style:style>
    <style:style style:name="P12" style:family="paragraph" style:parent-style-name="Standard">
      <style:text-properties style:font-name="Liberation Serif" fo:font-size="14pt" style:font-size-asian="14pt" style:font-name-complex="Times New Roman1" style:font-size-complex="14pt"/>
    </style:style>
    <style:style style:name="P13" style:family="paragraph" style:parent-style-name="Standard">
      <style:text-properties style:font-name="Liberation Serif" fo:font-size="14pt" style:font-size-asian="14pt" style:font-size-complex="14pt"/>
    </style:style>
    <style:style style:name="P14" style:family="paragraph" style:parent-style-name="Standard">
      <style:text-properties style:font-name="Liberation Serif" fo:font-size="14pt" officeooo:paragraph-rsid="00075aed" style:font-size-asian="14pt" style:font-size-complex="14pt"/>
    </style:style>
    <style:style style:name="P15" style:family="paragraph" style:parent-style-name="Standard">
      <style:paragraph-properties fo:margin-left="3in"/>
      <style:text-properties style:font-name="Liberation Serif" fo:font-size="14pt" style:font-size-asian="14pt" style:font-size-complex="14pt"/>
    </style:style>
    <style:style style:name="P16" style:family="paragraph" style:parent-style-name="Standard">
      <style:text-properties style:font-name="Liberation Serif" fo:font-size="14pt" officeooo:paragraph-rsid="0007b369" style:font-size-asian="14pt" style:font-size-complex="14pt"/>
    </style:style>
    <style:style style:name="P17" style:family="paragraph" style:parent-style-name="Standard">
      <style:paragraph-properties fo:margin-left="1in" fo:margin-right="1.0764in" fo:margin-top="0.1311in" fo:margin-bottom="0in" style:contextual-spacing="false" fo:line-height="108%"/>
      <style:text-properties style:font-name="Liberation Serif" fo:font-size="14pt" officeooo:paragraph-rsid="0007b369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.6866in" fo:margin-right="0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916cc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.6866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0916cc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.8118in" fo:margin-right="0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7c9e6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.8118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07c9e6" style:font-size-asian="14pt" style:font-size-complex="14pt"/>
    </style:style>
    <style:style style:name="P22" style:family="paragraph" style:parent-style-name="Standard">
      <style:text-properties style:font-name="Liberation Serif" fo:font-size="14pt" officeooo:paragraph-rsid="0007c9e6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.8118in" fo:margin-right="0.3752in" fo:margin-top="0.2028in" fo:margin-bottom="0in" style:contextual-spacing="false" fo:line-height="110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916cc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.8118in" fo:margin-right="0.3752in" fo:margin-top="0.2028in" fo:margin-bottom="0in" style:contextual-spacing="false" fo:line-height="11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0916cc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1in" fo:margin-right="1.0618in" fo:margin-top="0in" fo:margin-bottom="0.111in" style:contextual-spacing="false" fo:line-height="110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7c9e6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.8118in" fo:margin-right="0.3752in" fo:margin-top="0.2028in" fo:margin-bottom="0in" style:contextual-spacing="false" fo:line-height="11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rsid="00094fe2" officeooo:paragraph-rsid="00094fe2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1in" fo:margin-right="0.3752in" fo:margin-top="0in" fo:margin-bottom="0.111in" style:contextual-spacing="false" fo:line-height="146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94fe2" style:font-size-asian="14pt" style:font-size-complex="14pt"/>
    </style:style>
    <style:style style:name="P28" style:family="paragraph" style:parent-style-name="Standard">
      <loext:graphic-properties draw:fill="none"/>
      <style:paragraph-properties fo:margin-left="1in" fo:margin-right="0.3752in" fo:margin-top="0in" fo:margin-bottom="0.111in" style:contextual-spacing="false" fo:line-height="146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094fe2" style:font-size-asian="14pt" style:font-size-complex="14pt"/>
    </style:style>
    <style:style style:name="P29" style:family="paragraph" style:parent-style-name="Standard">
      <style:paragraph-properties fo:margin-left="1.0571in" fo:margin-top="0.0083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30" style:family="paragraph" style:parent-style-name="Standard">
      <style:paragraph-properties fo:margin-left="1in" fo:margin-top="0.1311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31" style:family="paragraph" style:parent-style-name="Standard">
      <style:paragraph-properties fo:margin-left="1in" fo:margin-top="0.0102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32" style:family="paragraph" style:parent-style-name="Standard">
      <style:paragraph-properties fo:margin-left="1in" fo:margin-right="6.2209in" fo:margin-top="0.1311in" fo:margin-bottom="0in" style:contextual-spacing="false" fo:line-height="151%"/>
      <style:text-properties style:font-name="Liberation Serif" fo:font-size="14pt" officeooo:paragraph-rsid="00094fe2" style:font-size-asian="14pt" style:font-size-complex="14pt"/>
    </style:style>
    <style:style style:name="P33" style:family="paragraph" style:parent-style-name="Standard">
      <style:paragraph-properties fo:margin-right="0.3346in" fo:margin-top="0.128in" fo:margin-bottom="0in" style:contextual-spacing="false" fo:text-align="center" style:justify-single-word="false"/>
      <style:text-properties style:font-name="Liberation Serif" fo:font-size="14pt" officeooo:paragraph-rsid="000a0131" style:font-size-asian="14pt" style:font-size-complex="14pt"/>
    </style:style>
    <style:style style:name="P34" style:family="paragraph" style:parent-style-name="Standard">
      <style:paragraph-properties fo:margin-right="0.3346in" fo:margin-top="0.128in" fo:margin-bottom="0in" style:contextual-spacing="false" fo:text-align="start" style:justify-single-word="false"/>
      <style:text-properties style:font-name="Liberation Serif" fo:font-size="14pt" officeooo:paragraph-rsid="000a0131" style:font-size-asian="14pt" style:font-size-complex="14pt"/>
    </style:style>
    <style:style style:name="P35" style:family="paragraph" style:parent-style-name="Standard">
      <style:text-properties style:font-name="Liberation Serif" fo:font-size="14pt" officeooo:paragraph-rsid="000f2077" style:font-size-asian="14pt" style:font-size-complex="14pt"/>
    </style:style>
    <style:style style:name="P36" style:family="paragraph" style:parent-style-name="Standard">
      <style:text-properties style:font-name="Liberation Serif" fo:font-size="14pt" officeooo:rsid="000f2077" officeooo:paragraph-rsid="000f2077" style:font-size-asian="14pt" style:font-size-complex="14pt"/>
    </style:style>
    <style:style style:name="P37" style:family="paragraph" style:parent-style-name="Standard">
      <style:text-properties style:font-name="Liberation Serif" fo:font-size="14pt" fo:font-weight="normal" officeooo:paragraph-rsid="00075aed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9" style:family="paragraph" style:parent-style-name="Table_20_Contents">
      <style:text-properties style:font-name="Liberation Serif" fo:font-size="14pt" officeooo:rsid="00094fe2" officeooo:paragraph-rsid="00094fe2" style:font-size-asian="14pt" style:font-size-complex="14pt"/>
    </style:style>
    <style:style style:name="P40" style:family="paragraph" style:parent-style-name="Table_20_Contents">
      <style:text-properties style:font-name="Liberation Serif" fo:font-size="14pt" style:font-size-asian="14pt" style:font-size-complex="14pt"/>
    </style:style>
    <style:style style:name="P41" style:family="paragraph" style:parent-style-name="Table_20_Contents">
      <style:text-properties style:font-name="Liberation Serif" fo:font-size="14pt" officeooo:rsid="000a0131" officeooo:paragraph-rsid="000a0131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4pt" officeooo:rsid="000a0131" officeooo:paragraph-rsid="000a0131" style:font-size-asian="14pt" style:font-size-complex="14pt"/>
    </style:style>
    <style:style style:name="P43" style:family="paragraph" style:parent-style-name="Table_20_Contents">
      <style:text-properties style:font-name="Liberation Serif" fo:font-size="14pt" officeooo:rsid="000d7d4d" officeooo:paragraph-rsid="000d7d4d" style:font-size-asian="14pt" style:font-size-complex="14pt"/>
    </style:style>
    <style:style style:name="P44" style:family="paragraph" style:parent-style-name="Table_20_Contents">
      <style:text-properties style:font-name="Liberation Serif" fo:font-size="14pt" officeooo:paragraph-rsid="000f2077" style:font-size-asian="14pt" style:font-size-complex="14pt"/>
    </style:style>
    <style:style style:name="P45" style:family="paragraph" style:parent-style-name="Table_20_Paragraph">
      <style:paragraph-properties fo:margin-left="0.0299in" fo:margin-top="0.0709in" fo:margin-bottom="0in" style:contextual-spacing="false" fo:text-align="center" style:justify-single-word="false"/>
      <style:text-properties style:font-name="Liberation Serif" fo:font-size="14pt" officeooo:paragraph-rsid="0007b369" style:font-size-asian="14pt" style:font-size-complex="14pt"/>
    </style:style>
    <style:style style:name="P46" style:family="paragraph" style:parent-style-name="Table_20_Paragraph">
      <style:paragraph-properties fo:margin-left="0.0193in" fo:margin-top="0.0709in" fo:margin-bottom="0in" style:contextual-spacing="false" fo:text-align="center" style:justify-single-word="false"/>
      <style:text-properties style:font-name="Liberation Serif" fo:font-size="14pt" officeooo:paragraph-rsid="0007b369" style:font-size-asian="14pt" style:font-size-complex="14pt"/>
    </style:style>
    <style:style style:name="P47" style:family="paragraph" style:parent-style-name="Table_20_Paragraph">
      <style:paragraph-properties fo:margin-left="0.0272in" fo:margin-top="0.0673in" fo:margin-bottom="0in" style:contextual-spacing="false" fo:text-align="center" style:justify-single-word="false"/>
      <style:text-properties style:font-name="Liberation Serif" fo:font-size="14pt" officeooo:paragraph-rsid="0007c9e6" style:font-size-asian="14pt" style:font-size-complex="14pt"/>
    </style:style>
    <style:style style:name="P48" style:family="paragraph" style:parent-style-name="Table_20_Paragraph">
      <style:paragraph-properties fo:margin-left="0.0327in" fo:margin-top="0.0673in" fo:margin-bottom="0in" style:contextual-spacing="false" fo:text-align="center" style:justify-single-word="false"/>
      <style:text-properties style:font-name="Liberation Serif" fo:font-size="14pt" officeooo:paragraph-rsid="0007c9e6" style:font-size-asian="14pt" style:font-size-complex="14pt"/>
    </style:style>
    <style:style style:name="P49" style:family="paragraph" style:parent-style-name="Table_20_Paragraph">
      <style:paragraph-properties fo:margin-left="0.0256in" fo:margin-top="0.0673in" fo:margin-bottom="0in" style:contextual-spacing="false" fo:text-align="center" style:justify-single-word="false"/>
      <style:text-properties style:font-name="Liberation Serif" fo:font-size="14pt" officeooo:paragraph-rsid="0007c9e6" style:font-size-asian="14pt" style:font-size-complex="14pt"/>
    </style:style>
    <style:style style:name="P50" style:family="paragraph" style:parent-style-name="Table_20_Paragraph">
      <style:paragraph-properties fo:margin-left="0.0228in" fo:margin-top="0.0673in" fo:margin-bottom="0in" style:contextual-spacing="false" fo:text-align="center" style:justify-single-word="false"/>
      <style:text-properties style:font-name="Liberation Serif" fo:font-size="14pt" officeooo:paragraph-rsid="000916cc" style:font-size-asian="14pt" style:font-size-complex="14pt"/>
    </style:style>
    <style:style style:name="P51" style:family="paragraph" style:parent-style-name="Table_20_Paragraph">
      <style:paragraph-properties fo:margin-left="0.7283in" fo:margin-top="0.0673in" fo:margin-bottom="0in" style:contextual-spacing="false" fo:text-align="center" style:justify-single-word="false"/>
      <style:text-properties style:font-name="Liberation Serif" fo:font-size="14pt" officeooo:paragraph-rsid="000916cc" style:font-size-asian="14pt" style:font-size-complex="14pt"/>
    </style:style>
    <style:style style:name="P52" style:family="paragraph" style:parent-style-name="Table_20_Paragraph">
      <style:paragraph-properties fo:margin-left="0.0217in" fo:margin-top="0.0673in" fo:margin-bottom="0in" style:contextual-spacing="false" fo:text-align="center" style:justify-single-word="false"/>
      <style:text-properties style:font-name="Liberation Serif" fo:font-size="14pt" officeooo:paragraph-rsid="00094fe2" style:font-size-asian="14pt" style:font-size-complex="14pt"/>
    </style:style>
    <style:style style:name="P53" style:family="paragraph" style:parent-style-name="Table_20_Paragraph">
      <style:paragraph-properties fo:margin-left="0.0252in" fo:margin-top="0.0673in" fo:margin-bottom="0in" style:contextual-spacing="false" fo:text-align="center" style:justify-single-word="false"/>
      <style:text-properties style:font-name="Liberation Serif" fo:font-size="14pt" officeooo:paragraph-rsid="00094fe2" style:font-size-asian="14pt" style:font-size-complex="14pt"/>
    </style:style>
    <style:style style:name="P54" style:family="paragraph" style:parent-style-name="Table_20_Paragraph">
      <style:paragraph-properties fo:margin-left="0.0272in" fo:margin-top="0.0673in" fo:margin-bottom="0in" style:contextual-spacing="false" fo:text-align="center" style:justify-single-word="false"/>
      <style:text-properties style:font-name="Liberation Serif" fo:font-size="14pt" officeooo:paragraph-rsid="000b8810" style:font-size-asian="14pt" style:font-size-complex="14pt"/>
    </style:style>
    <style:style style:name="P55" style:family="paragraph" style:parent-style-name="Table_20_Paragraph">
      <style:paragraph-properties fo:margin-left="0.5161in" fo:margin-top="0.0673in" fo:margin-bottom="0in" style:contextual-spacing="false" fo:text-align="center" style:justify-single-word="false"/>
      <style:text-properties style:font-name="Liberation Serif" fo:font-size="14pt" officeooo:paragraph-rsid="000b8810" style:font-size-asian="14pt" style:font-size-complex="14pt"/>
    </style:style>
    <style:style style:name="P56" style:family="paragraph" style:parent-style-name="Table_20_Paragraph">
      <style:paragraph-properties fo:margin-left="0.4429in" fo:margin-right="0.5354in" fo:margin-top="0.028in" fo:margin-bottom="0in" style:contextual-spacing="false" fo:line-height="115%"/>
      <style:text-properties style:font-name="Liberation Serif" fo:font-size="14pt" officeooo:paragraph-rsid="00094fe2" style:font-size-asian="14pt" style:font-size-complex="14pt"/>
    </style:style>
    <style:style style:name="P57" style:family="paragraph" style:parent-style-name="Table_20_Paragraph">
      <style:paragraph-properties fo:margin-left="0.0728in" fo:margin-top="0.0661in" fo:margin-bottom="0in" style:contextual-spacing="false"/>
      <style:text-properties style:font-name="Liberation Serif" fo:font-size="14pt" officeooo:paragraph-rsid="0007b369" style:font-size-asian="14pt" style:font-size-complex="14pt"/>
    </style:style>
    <style:style style:name="P58" style:family="paragraph" style:parent-style-name="Table_20_Paragraph">
      <style:paragraph-properties fo:margin-left="0.0728in" fo:margin-right="0.072in"/>
      <style:text-properties style:font-name="Liberation Serif" fo:font-size="14pt" officeooo:paragraph-rsid="0007b369" style:font-size-asian="14pt" style:font-size-complex="14pt"/>
    </style:style>
    <style:style style:name="P59" style:family="paragraph" style:parent-style-name="Table_20_Paragraph">
      <style:paragraph-properties fo:margin-left="0.0728in" fo:margin-top="0.0091in" fo:margin-bottom="0in" style:contextual-spacing="false" fo:line-height="0.1909in"/>
      <style:text-properties style:font-name="Liberation Serif" fo:font-size="14pt" officeooo:paragraph-rsid="0007b369" style:font-size-asian="14pt" style:font-size-complex="14pt"/>
    </style:style>
    <style:style style:name="P60" style:family="paragraph" style:parent-style-name="Table_20_Paragraph">
      <style:paragraph-properties fo:margin-left="0.0756in" fo:margin-top="0.0016in" fo:margin-bottom="0in" style:contextual-spacing="false" fo:line-height="0.1909in"/>
      <style:text-properties style:font-name="Liberation Serif" fo:font-size="14pt" officeooo:paragraph-rsid="0007c9e6" style:font-size-asian="14pt" style:font-size-complex="14pt"/>
    </style:style>
    <style:style style:name="P61" style:family="paragraph" style:parent-style-name="Table_20_Paragraph">
      <style:paragraph-properties fo:margin-left="0.0764in" fo:margin-top="0.0016in" fo:margin-bottom="0in" style:contextual-spacing="false" fo:line-height="0.1909in"/>
      <style:text-properties style:font-name="Liberation Serif" fo:font-size="14pt" officeooo:paragraph-rsid="00094fe2" style:font-size-asian="14pt" style:font-size-complex="14pt"/>
    </style:style>
    <style:style style:name="P62" style:family="paragraph" style:parent-style-name="Table_20_Paragraph">
      <style:paragraph-properties fo:margin-left="0.0764in" fo:line-height="0.1909in"/>
      <style:text-properties style:font-name="Liberation Serif" fo:font-size="14pt" officeooo:paragraph-rsid="00094fe2" style:font-size-asian="14pt" style:font-size-complex="14pt"/>
    </style:style>
    <style:style style:name="P63" style:family="paragraph" style:parent-style-name="Table_20_Paragraph">
      <style:paragraph-properties fo:margin-left="0.5161in" fo:margin-top="0.0673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64" style:family="paragraph" style:parent-style-name="Table_20_Paragraph">
      <style:paragraph-properties fo:margin-left="0.0764in" fo:margin-top="0.0689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65" style:family="paragraph" style:parent-style-name="Table_20_Paragraph">
      <style:paragraph-properties fo:margin-left="0.0764in"/>
      <style:text-properties style:font-name="Liberation Serif" fo:font-size="14pt" officeooo:paragraph-rsid="0007c9e6" style:font-size-asian="14pt" style:font-size-complex="14pt"/>
    </style:style>
    <style:style style:name="P66" style:family="paragraph" style:parent-style-name="Table_20_Paragraph">
      <style:paragraph-properties fo:margin-top="0.0043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67" style:family="paragraph" style:parent-style-name="Table_20_Paragraph">
      <style:paragraph-properties fo:margin-left="0.3791in" fo:margin-top="0.0043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68" style:family="paragraph" style:parent-style-name="Table_20_Paragraph">
      <style:paragraph-properties fo:margin-left="0.3791in" fo:margin-right="2.3335in"/>
      <style:text-properties style:font-name="Liberation Serif" fo:font-size="14pt" officeooo:paragraph-rsid="0007c9e6" style:font-size-asian="14pt" style:font-size-complex="14pt"/>
    </style:style>
    <style:style style:name="P69" style:family="paragraph" style:parent-style-name="Table_20_Paragraph">
      <style:paragraph-properties fo:margin-left="0.3791in" fo:margin-top="0.0575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70" style:family="paragraph" style:parent-style-name="Table_20_Paragraph">
      <style:paragraph-properties fo:margin-left="0.3791in" fo:margin-top="0.0602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71" style:family="paragraph" style:parent-style-name="Table_20_Paragraph">
      <style:paragraph-properties fo:margin-left="0.0756in" fo:margin-top="0.0764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72" style:family="paragraph" style:parent-style-name="Table_20_Paragraph">
      <style:paragraph-properties fo:margin-left="0.0791in" fo:margin-top="0.0661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73" style:family="paragraph" style:parent-style-name="Table_20_Paragraph">
      <style:text-properties style:font-name="Liberation Serif" fo:font-size="14pt" officeooo:paragraph-rsid="0007c9e6" style:font-size-asian="14pt" style:font-size-complex="14pt"/>
    </style:style>
    <style:style style:name="P74" style:family="paragraph" style:parent-style-name="Table_20_Paragraph">
      <style:paragraph-properties fo:margin-left="0.1425in" fo:margin-top="0.0819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75" style:family="paragraph" style:parent-style-name="Table_20_Paragraph">
      <style:paragraph-properties fo:margin-left="0.3791in" fo:margin-top="0.0008in" fo:margin-bottom="0in" style:contextual-spacing="false" fo:line-height="0.1598in"/>
      <style:text-properties style:font-name="Liberation Serif" fo:font-size="14pt" officeooo:paragraph-rsid="0007c9e6" style:font-size-asian="14pt" style:font-size-complex="14pt"/>
    </style:style>
    <style:style style:name="P76" style:family="paragraph" style:parent-style-name="Table_20_Paragraph">
      <style:paragraph-properties fo:margin-left="0.3791in" fo:margin-top="0.0071in" fo:margin-bottom="0in" style:contextual-spacing="false" fo:line-height="0.1598in"/>
      <style:text-properties style:font-name="Liberation Serif" fo:font-size="14pt" officeooo:paragraph-rsid="0007c9e6" style:font-size-asian="14pt" style:font-size-complex="14pt"/>
    </style:style>
    <style:style style:name="P77" style:family="paragraph" style:parent-style-name="Table_20_Paragraph">
      <style:paragraph-properties fo:margin-left="0.3791in" fo:margin-right="2.3335in" fo:margin-top="0.0016in" fo:margin-bottom="0in" style:contextual-spacing="false" fo:line-height="98%"/>
      <style:text-properties style:font-name="Liberation Serif" fo:font-size="14pt" officeooo:paragraph-rsid="0007c9e6" style:font-size-asian="14pt" style:font-size-complex="14pt"/>
    </style:style>
    <style:style style:name="P78" style:family="paragraph" style:parent-style-name="Table_20_Paragraph">
      <style:paragraph-properties fo:margin-left="0.4398in" fo:margin-right="2.1055in" fo:line-height="98%"/>
      <style:text-properties style:font-name="Liberation Serif" fo:font-size="14pt" officeooo:paragraph-rsid="000916cc" style:font-size-asian="14pt" style:font-size-complex="14pt"/>
    </style:style>
    <style:style style:name="P79" style:family="paragraph" style:parent-style-name="Table_20_Paragraph">
      <style:paragraph-properties fo:margin-left="0.0764in" fo:margin-right="1.5307in" fo:margin-top="0.0717in" fo:margin-bottom="0in" style:contextual-spacing="false" fo:line-height="98%"/>
      <style:text-properties style:font-name="Liberation Serif" fo:font-size="14pt" officeooo:paragraph-rsid="00094fe2" style:font-size-asian="14pt" style:font-size-complex="14pt"/>
    </style:style>
    <style:style style:name="P80" style:family="paragraph" style:parent-style-name="Table_20_Paragraph">
      <style:paragraph-properties fo:margin-left="0.0764in" fo:line-height="98%"/>
      <style:text-properties style:font-name="Liberation Serif" fo:font-size="14pt" officeooo:paragraph-rsid="00094fe2" style:font-size-asian="14pt" style:font-size-complex="14pt"/>
    </style:style>
    <style:style style:name="P81" style:family="paragraph" style:parent-style-name="Table_20_Paragraph">
      <style:paragraph-properties fo:margin-left="0.0756in" fo:margin-top="0.0016in" fo:margin-bottom="0in" style:contextual-spacing="false" fo:line-height="0.1945in"/>
      <style:text-properties style:font-name="Liberation Serif" fo:font-size="14pt" officeooo:paragraph-rsid="0007c9e6" style:font-size-asian="14pt" style:font-size-complex="14pt"/>
    </style:style>
    <style:style style:name="P82" style:family="paragraph" style:parent-style-name="Table_20_Paragraph">
      <style:paragraph-properties fo:margin-left="0.0756in" fo:line-height="0.1945in"/>
      <style:text-properties style:font-name="Liberation Serif" fo:font-size="14pt" officeooo:paragraph-rsid="0007c9e6" style:font-size-asian="14pt" style:font-size-complex="14pt"/>
    </style:style>
    <style:style style:name="P83" style:family="paragraph" style:parent-style-name="Table_20_Paragraph">
      <style:paragraph-properties fo:margin-left="0.0764in" fo:margin-top="0.0016in" fo:margin-bottom="0in" style:contextual-spacing="false" fo:line-height="0.1945in"/>
      <style:text-properties style:font-name="Liberation Serif" fo:font-size="14pt" officeooo:paragraph-rsid="00094fe2" style:font-size-asian="14pt" style:font-size-complex="14pt"/>
    </style:style>
    <style:style style:name="P84" style:family="paragraph" style:parent-style-name="Table_20_Paragraph">
      <style:paragraph-properties fo:margin-left="0.0764in" fo:margin-top="0.0043in" fo:margin-bottom="0in" style:contextual-spacing="false" fo:line-height="0.1945in"/>
      <style:text-properties style:font-name="Liberation Serif" fo:font-size="14pt" officeooo:paragraph-rsid="00094fe2" style:font-size-asian="14pt" style:font-size-complex="14pt"/>
    </style:style>
    <style:style style:name="P85" style:family="paragraph" style:parent-style-name="Table_20_Paragraph">
      <style:paragraph-properties fo:margin-left="0.4429in" fo:line-height="0.1839in"/>
      <style:text-properties style:font-name="Liberation Serif" fo:font-size="14pt" officeooo:paragraph-rsid="0007c9e6" style:font-size-asian="14pt" style:font-size-complex="14pt"/>
    </style:style>
    <style:style style:name="P86" style:family="paragraph" style:parent-style-name="Table_20_Paragraph">
      <style:paragraph-properties fo:margin-left="0.0791in" fo:line-height="0.1839in"/>
      <style:text-properties style:font-name="Liberation Serif" fo:font-size="14pt" officeooo:paragraph-rsid="0007c9e6" style:font-size-asian="14pt" style:font-size-complex="14pt"/>
    </style:style>
    <style:style style:name="P87" style:family="paragraph" style:parent-style-name="Table_20_Paragraph">
      <style:paragraph-properties fo:margin-left="0.4429in" fo:line-height="0.178in"/>
      <style:text-properties style:font-name="Liberation Serif" fo:font-size="14pt" officeooo:paragraph-rsid="0007c9e6" style:font-size-asian="14pt" style:font-size-complex="14pt"/>
    </style:style>
    <style:style style:name="P88" style:family="paragraph" style:parent-style-name="Table_20_Paragraph">
      <style:paragraph-properties fo:margin-left="0.0791in" fo:line-height="0.178in"/>
      <style:text-properties style:font-name="Liberation Serif" fo:font-size="14pt" officeooo:paragraph-rsid="0007c9e6" style:font-size-asian="14pt" style:font-size-complex="14pt"/>
    </style:style>
    <style:style style:name="P89" style:family="paragraph" style:parent-style-name="Table_20_Paragraph">
      <style:paragraph-properties fo:margin-left="0.4429in" fo:line-height="0.1772in"/>
      <style:text-properties style:font-name="Liberation Serif" fo:font-size="14pt" officeooo:paragraph-rsid="0007c9e6" style:font-size-asian="14pt" style:font-size-complex="14pt"/>
    </style:style>
    <style:style style:name="P90" style:family="paragraph" style:parent-style-name="Table_20_Paragraph">
      <style:paragraph-properties fo:margin-left="0.0791in" fo:line-height="0.1827in"/>
      <style:text-properties style:font-name="Liberation Serif" fo:font-size="14pt" officeooo:paragraph-rsid="0007c9e6" style:font-size-asian="14pt" style:font-size-complex="14pt"/>
    </style:style>
    <style:style style:name="P91" style:family="paragraph" style:parent-style-name="Table_20_Paragraph">
      <style:paragraph-properties fo:margin-left="0.0791in" fo:line-height="0.1811in"/>
      <style:text-properties style:font-name="Liberation Serif" fo:font-size="14pt" officeooo:paragraph-rsid="0007c9e6" style:font-size-asian="14pt" style:font-size-complex="14pt"/>
    </style:style>
    <style:style style:name="P92" style:family="paragraph" style:parent-style-name="Table_20_Paragraph">
      <style:paragraph-properties fo:margin-left="0.4429in" fo:line-height="0.1791in"/>
      <style:text-properties style:font-name="Liberation Serif" fo:font-size="14pt" officeooo:paragraph-rsid="0007c9e6" style:font-size-asian="14pt" style:font-size-complex="14pt"/>
    </style:style>
    <style:style style:name="P93" style:family="paragraph" style:parent-style-name="Table_20_Paragraph">
      <style:paragraph-properties fo:margin-left="0.0791in" fo:line-height="0.1756in"/>
      <style:text-properties style:font-name="Liberation Serif" fo:font-size="14pt" officeooo:paragraph-rsid="0007c9e6" style:font-size-asian="14pt" style:font-size-complex="14pt"/>
    </style:style>
    <style:style style:name="P94" style:family="paragraph" style:parent-style-name="Table_20_Paragraph">
      <style:paragraph-properties fo:margin-left="0.4429in" fo:line-height="0.1756in"/>
      <style:text-properties style:font-name="Liberation Serif" fo:font-size="14pt" officeooo:paragraph-rsid="0007c9e6" style:font-size-asian="14pt" style:font-size-complex="14pt"/>
    </style:style>
    <style:style style:name="P95" style:family="paragraph" style:parent-style-name="Table_20_Paragraph">
      <style:paragraph-properties fo:margin-left="0.4429in" fo:line-height="0.1807in"/>
      <style:text-properties style:font-name="Liberation Serif" fo:font-size="14pt" officeooo:paragraph-rsid="0007c9e6" style:font-size-asian="14pt" style:font-size-complex="14pt"/>
    </style:style>
    <style:style style:name="P96" style:family="paragraph" style:parent-style-name="Table_20_Paragraph">
      <style:paragraph-properties fo:margin-left="0.0791in" fo:line-height="0.1807in"/>
      <style:text-properties style:font-name="Liberation Serif" fo:font-size="14pt" officeooo:paragraph-rsid="0007c9e6" style:font-size-asian="14pt" style:font-size-complex="14pt"/>
    </style:style>
    <style:style style:name="P97" style:family="paragraph" style:parent-style-name="Table_20_Paragraph">
      <style:paragraph-properties fo:margin-left="0.4429in" fo:line-height="0.1799in"/>
      <style:text-properties style:font-name="Liberation Serif" fo:font-size="14pt" officeooo:paragraph-rsid="0007c9e6" style:font-size-asian="14pt" style:font-size-complex="14pt"/>
    </style:style>
    <style:style style:name="P98" style:family="paragraph" style:parent-style-name="Table_20_Paragraph">
      <style:paragraph-properties fo:margin-left="0.0764in" fo:margin-top="0.0728in" fo:margin-bottom="0in" style:contextual-spacing="false" fo:line-height="0.1925in"/>
      <style:text-properties style:font-name="Liberation Serif" fo:font-size="14pt" style:font-size-asian="14pt" style:font-size-complex="14pt"/>
    </style:style>
    <style:style style:name="P99" style:family="paragraph" style:parent-style-name="Table_20_Paragraph">
      <style:paragraph-properties fo:margin-left="0.4398in" fo:margin-top="0.0217in" fo:margin-bottom="0in" style:contextual-spacing="false" fo:line-height="0.1925in"/>
      <style:text-properties style:font-name="Liberation Serif" fo:font-size="14pt" officeooo:paragraph-rsid="000916cc" style:font-size-asian="14pt" style:font-size-complex="14pt"/>
    </style:style>
    <style:style style:name="P100" style:family="paragraph" style:parent-style-name="Table_20_Paragraph">
      <style:paragraph-properties fo:margin-left="0.0764in" fo:line-height="0.1925in"/>
      <style:text-properties style:font-name="Liberation Serif" fo:font-size="14pt" officeooo:paragraph-rsid="00094fe2" style:font-size-asian="14pt" style:font-size-complex="14pt"/>
    </style:style>
    <style:style style:name="P101" style:family="paragraph" style:parent-style-name="Table_20_Paragraph">
      <style:paragraph-properties fo:margin-left="0.0764in" fo:margin-top="0.0047in" fo:margin-bottom="0in" style:contextual-spacing="false" fo:line-height="0.1925in"/>
      <style:text-properties style:font-name="Liberation Serif" fo:font-size="14pt" officeooo:paragraph-rsid="00094fe2" style:font-size-asian="14pt" style:font-size-complex="14pt"/>
    </style:style>
    <style:style style:name="P102" style:family="paragraph" style:parent-style-name="Table_20_Paragraph">
      <style:paragraph-properties fo:margin-left="0.0764in" fo:margin-top="0.0043in" fo:margin-bottom="0in" style:contextual-spacing="false" fo:line-height="0.1925in"/>
      <style:text-properties style:font-name="Liberation Serif" fo:font-size="14pt" officeooo:paragraph-rsid="00094fe2" style:font-size-asian="14pt" style:font-size-complex="14pt"/>
    </style:style>
    <style:style style:name="P103" style:family="paragraph" style:parent-style-name="Table_20_Paragraph">
      <style:paragraph-properties fo:margin-left="0.4398in" fo:margin-right="2.0953in"/>
      <style:text-properties style:font-name="Liberation Serif" fo:font-size="14pt" officeooo:paragraph-rsid="000916cc" style:font-size-asian="14pt" style:font-size-complex="14pt"/>
    </style:style>
    <style:style style:name="P104" style:family="paragraph" style:parent-style-name="Table_20_Paragraph">
      <style:paragraph-properties fo:margin-left="0.4398in" fo:margin-right="0.589in"/>
      <style:text-properties style:font-name="Liberation Serif" fo:font-size="14pt" officeooo:paragraph-rsid="000916cc" style:font-size-asian="14pt" style:font-size-complex="14pt"/>
    </style:style>
    <style:style style:name="P105" style:family="paragraph" style:parent-style-name="Table_20_Paragraph">
      <style:paragraph-properties fo:margin-left="0.0756in" fo:margin-top="0.0661in" fo:margin-bottom="0in" style:contextual-spacing="false"/>
      <style:text-properties style:font-name="Liberation Serif" fo:font-size="14pt" officeooo:paragraph-rsid="000916cc" style:font-size-asian="14pt" style:font-size-complex="14pt"/>
    </style:style>
    <style:style style:name="P106" style:family="paragraph" style:parent-style-name="Table_20_Paragraph">
      <style:paragraph-properties fo:margin-left="0.0756in"/>
      <style:text-properties style:font-name="Liberation Serif" fo:font-size="14pt" officeooo:paragraph-rsid="000916cc" style:font-size-asian="14pt" style:font-size-complex="14pt"/>
    </style:style>
    <style:style style:name="P107" style:family="paragraph" style:parent-style-name="Table_20_Paragraph">
      <style:paragraph-properties fo:margin-top="0.0118in" fo:margin-bottom="0in" style:contextual-spacing="false"/>
      <style:text-properties style:font-name="Liberation Serif" fo:font-size="14pt" style:font-size-asian="14pt" style:font-size-complex="14pt"/>
    </style:style>
    <style:style style:name="P108" style:family="paragraph" style:parent-style-name="Table_20_Paragraph">
      <style:paragraph-properties fo:margin-left="0.4398in" fo:margin-top="0.0217in" fo:margin-bottom="0in" style:contextual-spacing="false" fo:line-height="0.1925in"/>
      <style:text-properties style:font-name="Liberation Serif" fo:font-size="14pt" officeooo:rsid="000916cc" officeooo:paragraph-rsid="000916cc" style:font-size-asian="14pt" style:font-size-complex="14pt"/>
    </style:style>
    <style:style style:name="P109" style:family="paragraph" style:parent-style-name="Table_20_Paragraph">
      <style:paragraph-properties fo:margin-left="0.0756in" fo:margin-top="0.002in" fo:margin-bottom="0in" style:contextual-spacing="false" fo:line-height="100%"/>
      <style:text-properties style:font-name="Liberation Serif" fo:font-size="14pt" officeooo:paragraph-rsid="000916cc" style:font-size-asian="14pt" style:font-size-complex="14pt"/>
    </style:style>
    <style:style style:name="P110" style:family="paragraph" style:parent-style-name="Table_20_Paragraph">
      <style:paragraph-properties fo:margin-left="0.0756in" fo:line-height="100%"/>
      <style:text-properties style:font-name="Liberation Serif" fo:font-size="14pt" officeooo:paragraph-rsid="000916cc" style:font-size-asian="14pt" style:font-size-complex="14pt"/>
    </style:style>
    <style:style style:name="P111" style:family="paragraph" style:parent-style-name="Table_20_Paragraph">
      <style:paragraph-properties fo:margin-left="0.0764in" fo:margin-right="1.9693in" fo:line-height="100%"/>
      <style:text-properties style:font-name="Liberation Serif" fo:font-size="14pt" officeooo:paragraph-rsid="00094fe2" style:font-size-asian="14pt" style:font-size-complex="14pt"/>
    </style:style>
    <style:style style:name="P112" style:family="paragraph" style:parent-style-name="Table_20_Paragraph">
      <style:paragraph-properties fo:margin-left="0.0764in" fo:margin-top="0.0701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13" style:family="paragraph" style:parent-style-name="Table_20_Paragraph">
      <style:paragraph-properties fo:margin-left="0.0764in" fo:margin-top="0.0311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14" style:family="paragraph" style:parent-style-name="Table_20_Paragraph">
      <style:paragraph-properties fo:margin-left="0.0764in" fo:margin-top="0.0091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15" style:family="paragraph" style:parent-style-name="Table_20_Paragraph">
      <style:paragraph-properties fo:margin-left="0.0764in" fo:margin-right="1.1508in"/>
      <style:text-properties style:font-name="Liberation Serif" fo:font-size="14pt" officeooo:paragraph-rsid="00094fe2" style:font-size-asian="14pt" style:font-size-complex="14pt"/>
    </style:style>
    <style:style style:name="P116" style:family="paragraph" style:parent-style-name="Table_20_Paragraph">
      <style:paragraph-properties fo:margin-left="0.0764in" fo:margin-top="0.002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17" style:family="paragraph" style:parent-style-name="Table_20_Paragraph">
      <style:paragraph-properties fo:margin-left="0.0764in" fo:margin-top="0.0055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18" style:family="paragraph" style:parent-style-name="Table_20_Paragraph">
      <style:paragraph-properties fo:margin-left="0.4429in" fo:margin-top="0.0083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19" style:family="paragraph" style:parent-style-name="Table_20_Paragraph">
      <style:paragraph-properties fo:margin-left="0.4429in" fo:margin-top="0.0028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0" style:family="paragraph" style:parent-style-name="Table_20_Paragraph">
      <style:paragraph-properties fo:margin-left="0.4429in" fo:margin-top="0.0311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1" style:family="paragraph" style:parent-style-name="Table_20_Paragraph">
      <style:paragraph-properties fo:margin-left="0.4429in" fo:margin-top="0.0283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2" style:family="paragraph" style:parent-style-name="Table_20_Paragraph">
      <style:paragraph-properties fo:margin-left="0.4429in" fo:margin-top="0.0047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3" style:family="paragraph" style:parent-style-name="Table_20_Paragraph">
      <style:paragraph-properties fo:margin-left="0.4429in" fo:margin-top="0.0252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4" style:family="paragraph" style:parent-style-name="Table_20_Paragraph">
      <style:paragraph-properties fo:margin-left="0.4429in" fo:margin-top="0.002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5" style:family="paragraph" style:parent-style-name="Table_20_Paragraph">
      <style:paragraph-properties fo:margin-left="0.4429in" fo:margin-top="0.0008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6" style:family="paragraph" style:parent-style-name="Table_20_Paragraph">
      <style:paragraph-properties fo:margin-top="0.0598in" fo:margin-bottom="0in" style:contextual-spacing="false"/>
      <style:text-properties style:font-name="Liberation Serif" fo:font-size="14pt" officeooo:paragraph-rsid="00094fe2" style:font-size-asian="14pt" style:font-size-complex="14pt"/>
    </style:style>
    <style:style style:name="P127" style:family="paragraph" style:parent-style-name="Table_20_Paragraph">
      <style:paragraph-properties fo:margin-left="0.4429in" fo:margin-right="0.5354in" fo:margin-top="0.028in" fo:margin-bottom="0in" style:contextual-spacing="false" fo:line-height="113%"/>
      <style:text-properties style:font-name="Liberation Serif" fo:font-size="14pt" officeooo:paragraph-rsid="00094fe2" style:font-size-asian="14pt" style:font-size-complex="14pt"/>
    </style:style>
    <style:style style:name="P128" style:family="paragraph" style:parent-style-name="Table_20_Paragraph">
      <style:paragraph-properties fo:margin-left="0.4429in" fo:margin-right="0.5354in" fo:margin-top="0.0283in" fo:margin-bottom="0in" style:contextual-spacing="false" fo:line-height="113%"/>
      <style:text-properties style:font-name="Liberation Serif" fo:font-size="14pt" officeooo:paragraph-rsid="00094fe2" style:font-size-asian="14pt" style:font-size-complex="14pt"/>
    </style:style>
    <style:style style:name="P129" style:family="paragraph" style:parent-style-name="Table_20_Paragraph">
      <style:paragraph-properties fo:margin-left="0.4429in" fo:margin-right="0.5354in" fo:margin-top="0.0311in" fo:margin-bottom="0in" style:contextual-spacing="false" fo:line-height="113%"/>
      <style:text-properties style:font-name="Liberation Serif" fo:font-size="14pt" officeooo:paragraph-rsid="00094fe2" style:font-size-asian="14pt" style:font-size-complex="14pt"/>
    </style:style>
    <style:style style:name="P130" style:family="paragraph" style:parent-style-name="Table_20_Paragraph">
      <style:paragraph-properties fo:margin-left="0.0764in" fo:line-height="0.1917in"/>
      <style:text-properties style:font-name="Liberation Serif" fo:font-size="14pt" officeooo:paragraph-rsid="00094fe2" style:font-size-asian="14pt" style:font-size-complex="14pt"/>
    </style:style>
    <style:style style:name="P131" style:family="paragraph" style:parent-style-name="Table_20_Paragraph">
      <style:paragraph-properties fo:margin-left="0.0764in" fo:line-height="0.1929in"/>
      <style:text-properties style:font-name="Liberation Serif" fo:font-size="14pt" officeooo:paragraph-rsid="00094fe2" style:font-size-asian="14pt" style:font-size-complex="14pt"/>
    </style:style>
    <style:style style:name="P132" style:family="paragraph" style:parent-style-name="Table_20_Paragraph">
      <loext:graphic-properties draw:fill="none"/>
      <style:paragraph-properties fo:margin-left="0.0618in" fo:margin-right="0.8752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0d7d4d" style:font-size-asian="14pt" style:font-size-complex="14pt"/>
    </style:style>
    <style:style style:name="P133" style:family="paragraph" style:parent-style-name="Table_20_Paragraph">
      <style:paragraph-properties fo:margin-left="0.0764in" fo:margin-right="3.7728in" fo:margin-top="0.0689in" fo:margin-bottom="0in" style:contextual-spacing="false" fo:line-height="115%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34" style:family="paragraph" style:parent-style-name="Table_20_Paragraph">
      <style:paragraph-properties fo:margin-left="0.0764in" fo:margin-right="3.7728in" fo:line-height="115%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35" style:family="paragraph" style:parent-style-name="Table_20_Paragraph">
      <style:paragraph-properties fo:margin-left="0.9929in" fo:margin-right="1.4354in" fo:margin-top="0.028in" fo:margin-bottom="0in" style:contextual-spacing="false" fo:line-height="115%" fo:text-indent="-0.3071in" style:auto-text-indent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36" style:family="paragraph" style:parent-style-name="Table_20_Paragraph">
      <style:paragraph-properties fo:margin-left="0.6862in" fo:margin-right="1.4354in" fo:line-height="115%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37" style:family="paragraph" style:parent-style-name="Table_20_Paragraph">
      <style:paragraph-properties fo:margin-left="0.0764in" fo:margin-top="0.0244in" fo:margin-bottom="0in" style:contextual-spacing="false" fo:line-height="115%" fo:text-indent="0.6098in" style:auto-text-indent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38" style:family="paragraph" style:parent-style-name="Table_20_Paragraph">
      <style:paragraph-properties fo:margin-top="0.0661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39" style:family="paragraph" style:parent-style-name="Table_20_Paragraph">
      <style:paragraph-properties fo:margin-left="0.3799in" fo:margin-top="0.0028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0" style:family="paragraph" style:parent-style-name="Table_20_Paragraph">
      <style:paragraph-properties fo:margin-left="0.3799in" fo:margin-top="0.0244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1" style:family="paragraph" style:parent-style-name="Table_20_Paragraph">
      <style:paragraph-properties fo:margin-left="0.6862in" fo:margin-top="0.0173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2" style:family="paragraph" style:parent-style-name="Table_20_Paragraph">
      <style:paragraph-properties fo:margin-left="0.6862in" fo:margin-top="0.0244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3" style:family="paragraph" style:parent-style-name="Table_20_Paragraph">
      <style:paragraph-properties fo:margin-left="0.6862in" fo:margin-top="0.0055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4" style:family="paragraph" style:parent-style-name="Table_20_Paragraph">
      <style:paragraph-properties fo:margin-left="0.6862in" fo:margin-top="0.0181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5" style:family="paragraph" style:parent-style-name="Table_20_Paragraph">
      <style:paragraph-properties fo:margin-left="0.6862in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6" style:family="paragraph" style:parent-style-name="Table_20_Paragraph">
      <style:paragraph-properties fo:margin-left="0.0764in" fo:margin-top="0.0236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7" style:family="paragraph" style:parent-style-name="Table_20_Paragraph">
      <style:paragraph-properties fo:margin-left="0.0764in" fo:margin-top="0.0244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8" style:family="paragraph" style:parent-style-name="Table_20_Paragraph">
      <style:paragraph-properties fo:margin-top="0.0256in" fo:margin-bottom="0in" style:contextual-spacing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49" style:family="paragraph" style:parent-style-name="Table_20_Paragraph">
      <style:paragraph-properties fo:margin-left="0.6862in" fo:line-height="0.1602in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50" style:family="paragraph" style:parent-style-name="Table_20_Paragraph">
      <style:paragraph-properties fo:margin-left="0.9929in" fo:margin-right="0.2701in" fo:margin-top="0.0236in" fo:margin-bottom="0in" style:contextual-spacing="false" fo:line-height="116%" fo:text-indent="-0.3071in" style:auto-text-indent="false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51" style:family="paragraph" style:parent-style-name="Table_20_Paragraph">
      <style:paragraph-properties fo:margin-left="0.6862in" fo:line-height="0.1591in"/>
      <style:text-properties style:font-name="Liberation Serif" fo:font-size="14pt" fo:font-weight="normal" officeooo:paragraph-rsid="0007b369" style:font-size-asian="14pt" style:font-weight-asian="normal" style:font-size-complex="14pt" style:font-weight-complex="normal"/>
    </style:style>
    <style:style style:name="P152" style:family="paragraph" style:parent-style-name="Text_20_body" style:master-page-name="">
      <loext:graphic-properties draw:fill="none"/>
      <style:paragraph-properties fo:margin-left="1in" fo:margin-right="0.5in" fo:margin-top="0.0161in" fo:margin-bottom="0in" style:contextual-spacing="false" fo:line-height="158%" fo:text-align="start" style:justify-single-word="false" fo:orphans="2" fo:widows="2" fo:text-indent="0in" style:auto-text-indent="false" style:page-number="auto" fo:background-color="transparent" style:writing-mode="lr-tb"/>
      <style:text-properties style:text-position="0% 100%" style:font-name="Liberation Serif" fo:font-size="14pt" officeooo:paragraph-rsid="0007c9e6" style:font-size-asian="14pt" style:font-size-complex="14pt"/>
    </style:style>
    <style:style style:name="P153" style:family="paragraph" style:parent-style-name="Text_20_body">
      <loext:graphic-properties draw:fill="none"/>
      <style:paragraph-properties fo:margin-left="1in" fo:margin-right="0.5in" fo:margin-top="0.0161in" fo:margin-bottom="0in" style:contextual-spacing="false" fo:line-height="158%" fo:text-align="start" style:justify-single-word="false" fo:orphans="2" fo:widows="2" fo:text-indent="0in" style:auto-text-indent="false" fo:background-color="transparent" style:writing-mode="lr-tb"/>
      <style:text-properties style:text-position="0% 100%" style:font-name="Liberation Serif" fo:font-size="14pt" officeooo:paragraph-rsid="0007c9e6" style:font-size-asian="14pt" style:font-size-complex="14pt"/>
    </style:style>
    <style:style style:name="P154" style:family="paragraph" style:parent-style-name="Text_20_body">
      <style:paragraph-properties fo:margin-top="0.1098in" fo:margin-bottom="0.0008in" style:contextual-spacing="false"/>
      <style:text-properties style:font-name="Liberation Serif" fo:font-size="14pt" officeooo:paragraph-rsid="0007b369" style:font-size-asian="14pt" style:font-size-complex="14pt"/>
    </style:style>
    <style:style style:name="P155" style:family="paragraph" style:parent-style-name="Text_20_body">
      <style:text-properties style:font-name="Liberation Serif" fo:font-size="14pt" officeooo:paragraph-rsid="0007c9e6" style:font-size-asian="14pt" style:font-size-complex="14pt"/>
    </style:style>
    <style:style style:name="P156" style:family="paragraph" style:parent-style-name="Text_20_body">
      <style:paragraph-properties fo:margin-top="0.0472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157" style:family="paragraph" style:parent-style-name="Text_20_body">
      <style:paragraph-properties fo:margin-top="0.078in" fo:margin-bottom="0.0008in" style:contextual-spacing="false"/>
      <style:text-properties style:font-name="Liberation Serif" fo:font-size="14pt" officeooo:paragraph-rsid="0007c9e6" style:font-size-asian="14pt" style:font-size-complex="14pt"/>
    </style:style>
    <style:style style:name="P158" style:family="paragraph" style:parent-style-name="Text_20_body">
      <style:paragraph-properties fo:margin-top="0.1535in" fo:margin-bottom="0in" style:contextual-spacing="false"/>
      <style:text-properties style:font-name="Liberation Serif" fo:font-size="14pt" officeooo:paragraph-rsid="0007c9e6" style:font-size-asian="14pt" style:font-size-complex="14pt"/>
    </style:style>
    <style:style style:name="P159" style:family="paragraph" style:parent-style-name="Text_20_body" style:master-page-name="">
      <loext:graphic-properties draw:fill="none"/>
      <style:paragraph-properties fo:margin-left="0.8752in" fo:margin-right="5in" fo:margin-top="0in" fo:margin-bottom="0.0972in" style:contextual-spacing="false" fo:line-height="158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a0131" style:font-size-asian="14pt" style:font-size-complex="14pt"/>
    </style:style>
    <style:style style:name="P160" style:family="paragraph" style:parent-style-name="Text_20_body" style:master-page-name="">
      <loext:graphic-properties draw:fill="none"/>
      <style:paragraph-properties fo:margin-left="0.8752in" fo:margin-right="5in" fo:margin-top="0in" fo:margin-bottom="0.0972in" style:contextual-spacing="false" fo:line-height="158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a0131" style:font-size-asian="14pt" style:font-size-complex="14pt"/>
    </style:style>
    <style:style style:name="P161" style:family="paragraph" style:parent-style-name="Text_20_body" style:master-page-name="">
      <loext:graphic-properties draw:fill="none"/>
      <style:paragraph-properties fo:margin-left="0.8752in" fo:margin-right="0.3118in" fo:margin-top="0in" fo:margin-bottom="0.0972in" style:contextual-spacing="false" fo:line-height="158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a0131" style:font-size-asian="14pt" style:font-size-complex="14pt"/>
    </style:style>
    <style:style style:name="P162" style:family="paragraph" style:parent-style-name="Text_20_body" style:master-page-name="">
      <loext:graphic-properties draw:fill="none"/>
      <style:paragraph-properties fo:margin-left="0.8752in" fo:margin-right="0in" fo:margin-top="0.0008in" fo:margin-bottom="0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paragraph-rsid="000b8810" style:font-size-asian="14pt" style:font-size-complex="14pt"/>
    </style:style>
    <style:style style:name="P163" style:family="paragraph" style:parent-style-name="Text_20_body">
      <loext:graphic-properties draw:fill="none"/>
      <style:paragraph-properties fo:margin-left="0.8752in" fo:margin-right="0in" fo:margin-top="0.0008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0b8810" style:font-size-asian="14pt" style:font-size-complex="14pt"/>
    </style:style>
    <style:style style:name="P164" style:family="paragraph" style:parent-style-name="Text_20_body">
      <style:paragraph-properties fo:margin-top="0.0118in" fo:margin-bottom="0in" style:contextual-spacing="false"/>
      <style:text-properties style:font-name="Liberation Serif" fo:font-size="14pt" fo:font-weight="bold" officeooo:paragraph-rsid="0007c9e6" style:font-size-asian="14pt" style:font-weight-asian="bold" style:font-size-complex="14pt"/>
    </style:style>
    <style:style style:name="P165" style:family="paragraph" style:parent-style-name="Text_20_body">
      <style:paragraph-properties fo:margin-top="0.0291in" fo:margin-bottom="0in" style:contextual-spacing="false"/>
      <style:text-properties style:font-name="Liberation Serif" fo:font-size="14pt" fo:font-weight="bold" officeooo:paragraph-rsid="000a0131" style:font-size-asian="14pt" style:font-weight-asian="bold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6" style:family="text">
      <style:text-properties style:font-name="Times New Roman" fo:font-size="13pt" fo:font-weight="bold" style:font-size-asian="13pt" style:font-weight-asian="bold"/>
    </style:style>
    <style:style style:name="T7" style:family="text">
      <style:text-properties style:font-name="Times New Roman" fo:font-size="13pt" fo:letter-spacing="-0.0075in" fo:font-weight="bold" style:font-size-asian="13pt" style:font-weight-asian="bold"/>
    </style:style>
    <style:style style:name="T8" style:family="text">
      <style:text-properties style:font-name="Times New Roman" fo:font-size="13pt" fo:letter-spacing="-0.0016in" fo:font-weight="bold" style:font-size-asian="13pt" style:font-weight-asian="bold"/>
    </style:style>
    <style:style style:name="T9" style:family="text">
      <style:text-properties style:font-name="Times New Roman" fo:font-size="13pt" fo:letter-spacing="-0.0055in" fo:font-weight="bold" style:font-size-asian="13pt" style:font-weight-asian="bold"/>
    </style:style>
    <style:style style:name="T10" style:family="text">
      <style:text-properties style:font-name="Times New Roman" fo:font-size="12pt" fo:font-weight="bold" style:font-size-asian="12pt" style:font-weight-asian="bold"/>
    </style:style>
    <style:style style:name="T11" style:family="text">
      <style:text-properties style:font-name="Times New Roman" fo:font-size="12pt" fo:letter-spacing="-0.0035in" fo:font-weight="bold" style:font-size-asian="12pt" style:font-weight-asian="bold"/>
    </style:style>
    <style:style style:name="T12" style:family="text">
      <style:text-properties style:font-name="Times New Roman" fo:font-size="12pt" fo:letter-spacing="-0.0016in" fo:font-weight="bold" style:font-size-asian="12pt" style:font-weight-asian="bold"/>
    </style:style>
    <style:style style:name="T13" style:family="text">
      <style:text-properties style:font-name="Times New Roman" fo:font-size="12pt" fo:letter-spacing="-0.0071in" fo:font-weight="bold" style:font-size-asian="12pt" style:font-weight-asian="bold"/>
    </style:style>
    <style:style style:name="T14" style:family="text">
      <style:text-properties fo:font-weight="normal" style:font-weight-asian="normal" style:font-name-complex="Times New Roman1" style:font-weight-complex="normal"/>
    </style:style>
    <style:style style:name="T15" style:family="text">
      <style:text-properties fo:font-size="14pt" fo:letter-spacing="-0.0035in" style:font-size-asian="14pt"/>
    </style:style>
    <style:style style:name="T16" style:family="text">
      <style:text-properties fo:font-size="14pt" fo:letter-spacing="-0.0016in" style:font-size-asian="14pt"/>
    </style:style>
    <style:style style:name="T17" style:family="text">
      <style:text-properties fo:font-size="14pt" style:font-size-asian="14pt" style:font-name-complex="Times New Roman1" style:font-size-complex="14pt"/>
    </style:style>
    <style:style style:name="T18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fo:letter-spacing="-0.0083in"/>
    </style:style>
    <style:style style:name="T21" style:family="text">
      <style:text-properties fo:letter-spacing="-0.0083in" fo:font-weight="bold" style:font-weight-asian="bold"/>
    </style:style>
    <style:style style:name="T22" style:family="text">
      <style:text-properties fo:letter-spacing="-0.0071in"/>
    </style:style>
    <style:style style:name="T23" style:family="text">
      <style:text-properties fo:letter-spacing="-0.0071in" style:text-underline-style="solid" style:text-underline-width="bold" style:text-underline-color="font-color"/>
    </style:style>
    <style:style style:name="T24" style:family="text">
      <style:text-properties fo:letter-spacing="-0.0071in" fo:font-weight="bold" style:font-weight-asian="bold"/>
    </style:style>
    <style:style style:name="T25" style:family="text">
      <style:text-properties fo:font-size="13pt" style:font-size-asian="13pt"/>
    </style:style>
    <style:style style:name="T26" style:family="text">
      <style:text-properties fo:font-size="13pt" fo:letter-spacing="-0.0055in" style:font-size-asian="13pt"/>
    </style:style>
    <style:style style:name="T27" style:family="text">
      <style:text-properties fo:font-size="13pt" fo:letter-spacing="-0.0055in" fo:font-weight="bold" style:font-size-asian="13pt" style:font-weight-asian="bold"/>
    </style:style>
    <style:style style:name="T28" style:family="text">
      <style:text-properties fo:font-size="13pt" fo:letter-spacing="-0.0028in" style:font-size-asian="13pt"/>
    </style:style>
    <style:style style:name="T29" style:family="text">
      <style:text-properties fo:font-size="13pt" fo:letter-spacing="-0.0028in" fo:font-weight="bold" style:font-size-asian="13pt" style:font-weight-asian="bold"/>
    </style:style>
    <style:style style:name="T30" style:family="text">
      <style:text-properties fo:font-size="13pt" fo:letter-spacing="-0.0083in" style:font-size-asian="13pt"/>
    </style:style>
    <style:style style:name="T31" style:family="text">
      <style:text-properties fo:font-size="13pt" fo:font-weight="bold" style:font-size-asian="13pt" style:font-weight-asian="bold"/>
    </style:style>
    <style:style style:name="T32" style:family="text">
      <style:text-properties fo:font-size="13pt" fo:letter-spacing="-0.0043in" style:font-size-asian="13pt"/>
    </style:style>
    <style:style style:name="T33" style:family="text">
      <style:text-properties fo:font-size="13pt" fo:letter-spacing="-0.0047in" style:font-size-asian="13pt"/>
    </style:style>
    <style:style style:name="T34" style:family="text">
      <style:text-properties fo:font-size="13pt" fo:letter-spacing="-0.0016in" style:font-size-asian="13pt"/>
    </style:style>
    <style:style style:name="T35" style:family="text">
      <style:text-properties fo:font-size="13pt" fo:letter-spacing="-0.0016in" fo:font-weight="bold" style:font-size-asian="13pt" style:font-weight-asian="bold"/>
    </style:style>
    <style:style style:name="T36" style:family="text">
      <style:text-properties fo:font-size="13pt" fo:letter-spacing="-0.0016in" style:text-underline-style="solid" style:text-underline-width="bold" style:text-underline-color="font-color" fo:font-weight="normal" style:font-size-asian="13pt" style:font-weight-asian="normal" style:font-weight-complex="normal"/>
    </style:style>
    <style:style style:name="T37" style:family="text">
      <style:text-properties fo:font-size="13pt" fo:letter-spacing="-0.011in" style:font-size-asian="13pt"/>
    </style:style>
    <style:style style:name="T38" style:family="text">
      <style:text-properties fo:font-size="13pt" fo:letter-spacing="-0.0091in" style:font-size-asian="13pt"/>
    </style:style>
    <style:style style:name="T39" style:family="text">
      <style:text-properties fo:font-size="13pt" fo:letter-spacing="-0.0091in" fo:font-weight="bold" style:font-size-asian="13pt" style:font-weight-asian="bold"/>
    </style:style>
    <style:style style:name="T40" style:family="text">
      <style:text-properties fo:font-size="13pt" fo:letter-spacing="-0.0118in" style:font-size-asian="13pt"/>
    </style:style>
    <style:style style:name="T41" style:family="text">
      <style:text-properties fo:font-size="13pt" fo:letter-spacing="-0.0098in" style:font-size-asian="13pt"/>
    </style:style>
    <style:style style:name="T42" style:family="text">
      <style:text-properties fo:font-size="13pt" fo:letter-spacing="-0.0063in" style:font-size-asian="13pt"/>
    </style:style>
    <style:style style:name="T43" style:family="text">
      <style:text-properties fo:font-size="13pt" fo:letter-spacing="-0.0063in" fo:font-weight="bold" style:font-size-asian="13pt" style:font-weight-asian="bold"/>
    </style:style>
    <style:style style:name="T44" style:family="text">
      <style:text-properties fo:font-size="13pt" fo:letter-spacing="-0.0071in" style:font-size-asian="13pt"/>
    </style:style>
    <style:style style:name="T45" style:family="text">
      <style:text-properties fo:font-size="13pt" fo:letter-spacing="-0.0071in" fo:font-weight="bold" style:font-size-asian="13pt" style:font-weight-asian="bold"/>
    </style:style>
    <style:style style:name="T46" style:family="text">
      <style:text-properties fo:font-size="13pt" fo:letter-spacing="-0.0035in" style:font-size-asian="13pt"/>
    </style:style>
    <style:style style:name="T47" style:family="text">
      <style:text-properties fo:font-size="13pt" fo:letter-spacing="-0.0035in" fo:font-weight="bold" style:font-size-asian="13pt" style:font-weight-asian="bold"/>
    </style:style>
    <style:style style:name="T48" style:family="text">
      <style:text-properties fo:font-size="13pt" fo:letter-spacing="0.0236in" style:font-size-asian="13pt"/>
    </style:style>
    <style:style style:name="T49" style:family="text">
      <style:text-properties fo:font-size="13pt" fo:letter-spacing="0.0236in" fo:font-weight="bold" style:font-size-asian="13pt" style:font-weight-asian="bold"/>
    </style:style>
    <style:style style:name="T50" style:family="text">
      <style:text-properties fo:font-size="13pt" fo:letter-spacing="0.0244in" fo:font-weight="bold" style:font-size-asian="13pt" style:font-weight-asian="bold"/>
    </style:style>
    <style:style style:name="T51" style:family="text">
      <style:text-properties fo:font-size="13pt" fo:letter-spacing="0.0244in" style:font-size-asian="13pt"/>
    </style:style>
    <style:style style:name="T52" style:family="text">
      <style:text-properties fo:font-size="13pt" fo:letter-spacing="0.0272in" style:font-size-asian="13pt"/>
    </style:style>
    <style:style style:name="T53" style:family="text">
      <style:text-properties fo:font-size="13pt" fo:letter-spacing="0.028in" style:font-size-asian="13pt"/>
    </style:style>
    <style:style style:name="T54" style:family="text">
      <style:text-properties fo:font-size="13pt" fo:letter-spacing="-0.0075in" fo:font-weight="bold" style:font-size-asian="13pt" style:font-weight-asian="bold"/>
    </style:style>
    <style:style style:name="T55" style:family="text">
      <style:text-properties fo:font-size="10pt" fo:letter-spacing="-0.0016in" style:font-size-asian="10pt"/>
    </style:style>
    <style:style style:name="T56" style:family="text">
      <style:text-properties fo:font-size="10pt" fo:letter-spacing="-0.0016in" fo:font-weight="bold" style:font-size-asian="10pt" style:font-weight-asian="bold"/>
    </style:style>
    <style:style style:name="T57" style:family="text">
      <style:text-properties fo:font-size="10pt" fo:letter-spacing="-0.0189in" style:font-size-asian="10pt"/>
    </style:style>
    <style:style style:name="T58" style:family="text">
      <style:text-properties fo:font-size="10pt" style:font-size-asian="10pt"/>
    </style:style>
    <style:style style:name="T59" style:family="text">
      <style:text-properties fo:font-size="10pt" fo:letter-spacing="-0.0193in" style:font-size-asian="10pt"/>
    </style:style>
    <style:style style:name="T60" style:family="text">
      <style:text-properties fo:font-size="10pt" fo:font-weight="bold" style:font-size-asian="10pt" style:font-weight-asian="bold"/>
    </style:style>
    <style:style style:name="T61" style:family="text">
      <style:text-properties fo:font-size="10pt" fo:letter-spacing="-0.0083in" fo:font-weight="bold" style:font-size-asian="10pt" style:font-weight-asian="bold"/>
    </style:style>
    <style:style style:name="T62" style:family="text">
      <style:text-properties fo:font-size="10pt" fo:letter-spacing="-0.0083in" style:font-size-asian="10pt"/>
    </style:style>
    <style:style style:name="T63" style:family="text">
      <style:text-properties fo:font-size="10pt" fo:letter-spacing="-0.0075in" fo:font-weight="bold" style:font-size-asian="10pt" style:font-weight-asian="bold"/>
    </style:style>
    <style:style style:name="T64" style:family="text">
      <style:text-properties fo:font-size="10pt" fo:letter-spacing="-0.0071in" fo:font-weight="bold" style:font-size-asian="10pt" style:font-weight-asian="bold"/>
    </style:style>
    <style:style style:name="T65" style:family="text">
      <style:text-properties fo:font-size="10pt" fo:letter-spacing="-0.0071in" style:font-size-asian="10pt"/>
    </style:style>
    <style:style style:name="T66" style:family="text">
      <style:text-properties fo:font-size="10pt" fo:letter-spacing="-0.0161in" style:font-size-asian="10pt"/>
    </style:style>
    <style:style style:name="T67" style:family="text">
      <style:text-properties fo:font-size="10pt" fo:letter-spacing="-0.0098in" style:font-size-asian="10pt"/>
    </style:style>
    <style:style style:name="T68" style:family="text">
      <style:text-properties fo:font-size="10pt" fo:letter-spacing="-0.0098in" fo:font-weight="bold" style:font-size-asian="10pt" style:font-weight-asian="bold"/>
    </style:style>
    <style:style style:name="T69" style:family="text">
      <style:text-properties fo:font-size="10pt" fo:letter-spacing="-0.0091in" style:font-size-asian="10pt"/>
    </style:style>
    <style:style style:name="T70" style:family="text">
      <style:text-properties fo:font-size="10pt" fo:letter-spacing="-0.0091in" fo:font-weight="bold" style:font-size-asian="10pt" style:font-weight-asian="bold"/>
    </style:style>
    <style:style style:name="T71" style:family="text">
      <style:text-properties fo:font-size="10pt" fo:letter-spacing="-0.0063in" style:font-size-asian="10pt"/>
    </style:style>
    <style:style style:name="T72" style:family="text">
      <style:text-properties fo:font-size="10pt" fo:letter-spacing="-0.0063in" fo:font-weight="bold" style:font-size-asian="10pt" style:font-weight-asian="bold"/>
    </style:style>
    <style:style style:name="T73" style:family="text">
      <style:text-properties fo:font-size="10pt" fo:letter-spacing="-0.0118in" style:font-size-asian="10pt"/>
    </style:style>
    <style:style style:name="T74" style:family="text">
      <style:text-properties fo:font-size="10pt" fo:letter-spacing="-0.0118in" fo:font-weight="bold" style:font-size-asian="10pt" style:font-weight-asian="bold"/>
    </style:style>
    <style:style style:name="T75" style:family="text">
      <style:text-properties fo:font-size="10pt" fo:letter-spacing="-0.0146in" style:font-size-asian="10pt"/>
    </style:style>
    <style:style style:name="T76" style:family="text">
      <style:text-properties fo:font-size="10pt" fo:letter-spacing="-0.011in" style:font-size-asian="10pt"/>
    </style:style>
    <style:style style:name="T77" style:family="text">
      <style:text-properties fo:font-size="10pt" fo:letter-spacing="-0.011in" fo:font-weight="bold" style:font-size-asian="10pt" style:font-weight-asian="bold"/>
    </style:style>
    <style:style style:name="T78" style:family="text">
      <style:text-properties fo:font-size="10pt" fo:letter-spacing="-0.0035in" style:font-size-asian="10pt"/>
    </style:style>
    <style:style style:name="T79" style:family="text">
      <style:text-properties fo:font-size="10pt" fo:letter-spacing="-0.0102in" style:font-size-asian="10pt"/>
    </style:style>
    <style:style style:name="T80" style:family="text">
      <style:text-properties fo:font-size="10pt" fo:letter-spacing="-0.0126in" fo:font-weight="bold" style:font-size-asian="10pt" style:font-weight-asian="bold"/>
    </style:style>
    <style:style style:name="T81" style:family="text">
      <style:text-properties fo:font-size="10pt" fo:letter-spacing="-0.0138in" fo:font-weight="bold" style:font-size-asian="10pt" style:font-weight-asian="bold"/>
    </style:style>
    <style:style style:name="T82" style:family="text">
      <style:text-properties fo:font-size="10pt" fo:letter-spacing="-0.0055in" style:font-size-asian="10pt"/>
    </style:style>
    <style:style style:name="T83" style:family="text">
      <style:text-properties fo:font-size="10pt" fo:letter-spacing="-0.0154in" style:font-size-asian="10pt"/>
    </style:style>
    <style:style style:name="T84" style:family="text">
      <style:text-properties fo:font-size="10pt" fo:letter-spacing="-0.0028in" fo:font-weight="bold" style:font-size-asian="10pt" style:font-weight-asian="bold"/>
    </style:style>
    <style:style style:name="T85" style:family="text">
      <style:text-properties fo:font-size="12pt" style:font-size-asian="12pt"/>
    </style:style>
    <style:style style:name="T86" style:family="text">
      <style:text-properties fo:font-size="12pt" fo:letter-spacing="-0.0043in" style:font-size-asian="12pt"/>
    </style:style>
    <style:style style:name="T87" style:family="text">
      <style:text-properties fo:font-size="12pt" fo:letter-spacing="-0.0028in" style:font-size-asian="12pt"/>
    </style:style>
    <style:style style:name="T88" style:family="text">
      <style:text-properties fo:font-size="12pt" fo:letter-spacing="-0.0016in" style:font-size-asian="12pt"/>
    </style:style>
    <style:style style:name="T89" style:family="text">
      <style:text-properties fo:font-size="12pt" fo:letter-spacing="-0.0016in" fo:font-weight="bold" style:font-size-asian="12pt" style:font-weight-asian="bold"/>
    </style:style>
    <style:style style:name="T90" style:family="text">
      <style:text-properties fo:font-size="12pt" fo:letter-spacing="-0.0189in" style:font-size-asian="12pt"/>
    </style:style>
    <style:style style:name="T91" style:family="text">
      <style:text-properties fo:font-size="12pt" fo:letter-spacing="-0.0161in" style:font-size-asian="12pt"/>
    </style:style>
    <style:style style:name="T92" style:family="text">
      <style:text-properties fo:font-size="12pt" fo:letter-spacing="-0.0035in" style:font-size-asian="12pt"/>
    </style:style>
    <style:style style:name="T93" style:family="text">
      <style:text-properties fo:font-size="12pt" fo:letter-spacing="-0.0035in" fo:font-weight="bold" style:font-size-asian="12pt" style:font-weight-asian="bold"/>
    </style:style>
    <style:style style:name="T94" style:family="text">
      <style:text-properties fo:font-size="12pt" fo:letter-spacing="-0.0071in" style:font-size-asian="12pt"/>
    </style:style>
    <style:style style:name="T95" style:family="text">
      <style:text-properties fo:font-size="12pt" fo:letter-spacing="-0.0071in" fo:font-weight="bold" style:font-size-asian="12pt" style:font-weight-asian="bold"/>
    </style:style>
    <style:style style:name="T96" style:family="text">
      <style:text-properties fo:font-size="12pt" fo:letter-spacing="-0.002in" style:font-size-asian="12pt"/>
    </style:style>
    <style:style style:name="T97" style:family="text">
      <style:text-properties fo:font-size="12pt" fo:letter-spacing="-0.0154in" style:font-size-asian="12pt"/>
    </style:style>
    <style:style style:name="T98" style:family="text">
      <style:text-properties fo:font-size="12pt" fo:letter-spacing="-0.0165in" style:font-size-asian="12pt"/>
    </style:style>
    <style:style style:name="T99" style:family="text">
      <style:text-properties fo:font-size="12pt" fo:letter-spacing="-0.0047in" style:font-size-asian="12pt"/>
    </style:style>
    <style:style style:name="T100" style:family="text">
      <style:text-properties fo:font-size="12pt" fo:letter-spacing="-0.0228in" style:font-size-asian="12pt"/>
    </style:style>
    <style:style style:name="T101" style:family="text">
      <style:text-properties fo:font-size="12pt" fo:letter-spacing="-0.0091in" style:font-size-asian="12pt"/>
    </style:style>
    <style:style style:name="T102" style:family="text">
      <style:text-properties fo:font-size="12pt" fo:letter-spacing="-0.0075in" style:font-size-asian="12pt"/>
    </style:style>
    <style:style style:name="T103" style:family="text">
      <style:text-properties fo:font-size="12pt" fo:letter-spacing="-0.0083in" style:font-size-asian="12pt"/>
    </style:style>
    <style:style style:name="T104" style:family="text">
      <style:text-properties fo:font-size="12pt" fo:letter-spacing="-0.0063in" style:font-size-asian="12pt"/>
    </style:style>
    <style:style style:name="T105" style:family="text">
      <style:text-properties fo:font-size="12pt" fo:letter-spacing="-0.0008in" style:font-size-asian="12pt"/>
    </style:style>
    <style:style style:name="T106" style:family="text">
      <style:text-properties fo:font-size="12pt" fo:letter-spacing="-0.0055in" style:font-size-asian="12pt"/>
    </style:style>
    <style:style style:name="T107" style:family="text">
      <style:text-properties fo:font-size="12pt" fo:letter-spacing="-0.0138in" style:font-size-asian="12pt"/>
    </style:style>
    <style:style style:name="T108" style:family="text">
      <style:text-properties fo:font-size="12pt" fo:letter-spacing="-0.0134in" style:font-size-asian="12pt"/>
    </style:style>
    <style:style style:name="T109" style:family="text">
      <style:text-properties fo:font-size="12pt" fo:letter-spacing="-0.0126in" style:font-size-asian="12pt"/>
    </style:style>
    <style:style style:name="T110" style:family="text">
      <style:text-properties fo:font-size="12pt" fo:letter-spacing="-0.0102in" style:font-size-asian="12pt"/>
    </style:style>
    <style:style style:name="T111" style:family="text">
      <style:text-properties fo:font-size="12pt" fo:letter-spacing="-0.0193in" style:font-size-asian="12pt"/>
    </style:style>
    <style:style style:name="T112" style:family="text">
      <style:text-properties fo:font-size="12pt" fo:font-weight="bold" style:font-size-asian="12pt" style:font-weight-asian="bold"/>
    </style:style>
    <style:style style:name="T113" style:family="text">
      <style:text-properties fo:letter-spacing="-0.0016in"/>
    </style:style>
    <style:style style:name="T114" style:family="text">
      <style:text-properties fo:letter-spacing="-0.0016in" fo:font-weight="bold" style:font-weight-asian="bold"/>
    </style:style>
    <style:style style:name="T115" style:family="text">
      <style:text-properties fo:letter-spacing="-0.0016in" style:text-underline-style="solid" style:text-underline-width="bold" style:text-underline-color="font-color" fo:font-weight="normal" style:font-weight-asian="normal" style:font-weight-complex="normal"/>
    </style:style>
    <style:style style:name="T116" style:family="text">
      <style:text-properties fo:letter-spacing="-0.0126in"/>
    </style:style>
    <style:style style:name="T117" style:family="text">
      <style:text-properties fo:letter-spacing="-0.0126in" fo:font-weight="bold" style:font-weight-asian="bold"/>
    </style:style>
    <style:style style:name="T118" style:family="text">
      <style:text-properties fo:letter-spacing="-0.0118in"/>
    </style:style>
    <style:style style:name="T119" style:family="text">
      <style:text-properties fo:letter-spacing="-0.0118in" style:text-underline-style="solid" style:text-underline-width="bold" style:text-underline-color="font-color"/>
    </style:style>
    <style:style style:name="T120" style:family="text">
      <style:text-properties fo:letter-spacing="-0.0118in" fo:font-weight="bold" style:font-weight-asian="bold"/>
    </style:style>
    <style:style style:name="T121" style:family="text">
      <style:text-properties style:text-underline-style="solid" style:text-underline-width="bold" style:text-underline-color="font-color"/>
    </style:style>
    <style:style style:name="T122" style:family="text">
      <style:text-properties fo:color="#00ae50" loext:opacity="100%" fo:font-size="10pt" fo:letter-spacing="-0.0016in" style:font-size-asian="10pt"/>
    </style:style>
    <style:style style:name="T123" style:family="text">
      <style:text-properties fo:color="#00ae50" loext:opacity="100%" fo:letter-spacing="-0.0016in"/>
    </style:style>
    <style:style style:name="T124" style:family="text">
      <style:text-properties fo:color="#00ae50" loext:opacity="100%" fo:letter-spacing="-0.0016in" fo:font-weight="bold" style:font-weight-asian="bold"/>
    </style:style>
    <style:style style:name="T125" style:family="text">
      <style:text-properties fo:color="#1f477b" loext:opacity="100%" fo:font-size="10pt" style:font-size-asian="10pt"/>
    </style:style>
    <style:style style:name="T126" style:family="text">
      <style:text-properties fo:color="#1f477b" loext:opacity="100%" fo:font-size="10pt" fo:letter-spacing="-0.0193in" style:font-size-asian="10pt"/>
    </style:style>
    <style:style style:name="T127" style:family="text">
      <style:text-properties fo:color="#1f477b" loext:opacity="100%" fo:font-size="10pt" fo:letter-spacing="-0.0189in" style:font-size-asian="10pt"/>
    </style:style>
    <style:style style:name="T128" style:family="text">
      <style:text-properties fo:color="#1f477b" loext:opacity="100%" fo:font-size="10pt" fo:letter-spacing="-0.0118in" style:font-size-asian="10pt"/>
    </style:style>
    <style:style style:name="T129" style:family="text">
      <style:text-properties fo:color="#1f477b" loext:opacity="100%" fo:font-size="10pt" fo:letter-spacing="-0.0138in" style:font-size-asian="10pt"/>
    </style:style>
    <style:style style:name="T130" style:family="text">
      <style:text-properties fo:color="#1f477b" loext:opacity="100%" fo:font-size="10pt" fo:letter-spacing="-0.0035in" style:font-size-asian="10pt"/>
    </style:style>
    <style:style style:name="T131" style:family="text">
      <style:text-properties fo:color="#1f477b" loext:opacity="100%"/>
    </style:style>
    <style:style style:name="T132" style:family="text">
      <style:text-properties fo:color="#1f477b" loext:opacity="100%" fo:letter-spacing="-0.0193in"/>
    </style:style>
    <style:style style:name="T133" style:family="text">
      <style:text-properties fo:color="#1f477b" loext:opacity="100%" fo:letter-spacing="-0.0189in"/>
    </style:style>
    <style:style style:name="T134" style:family="text">
      <style:text-properties fo:color="#1f477b" loext:opacity="100%" fo:letter-spacing="-0.0118in"/>
    </style:style>
    <style:style style:name="T135" style:family="text">
      <style:text-properties fo:color="#1f477b" loext:opacity="100%" fo:letter-spacing="-0.0138in"/>
    </style:style>
    <style:style style:name="T136" style:family="text">
      <style:text-properties fo:color="#1f477b" loext:opacity="100%" fo:letter-spacing="-0.0035in"/>
    </style:style>
    <style:style style:name="T137" style:family="text">
      <style:text-properties officeooo:rsid="00094fe2"/>
    </style:style>
    <style:style style:name="T138" style:family="text">
      <style:text-properties style:font-name="Calibri" fo:font-size="13pt" fo:letter-spacing="-0.0035in" style:font-size-asian="13pt"/>
    </style:style>
    <style:style style:name="T139" style:family="text">
      <style:text-properties style:font-name="Calibri" fo:font-size="18pt" fo:font-weight="bold" style:font-size-asian="18pt" style:font-weight-asian="bold"/>
    </style:style>
    <style:style style:name="T140" style:family="text">
      <style:text-properties style:font-name="Calibri" fo:font-size="18pt" fo:font-weight="bold" officeooo:rsid="00094fe2" style:font-size-asian="18pt" style:font-weight-asian="bold"/>
    </style:style>
    <style:style style:name="T141" style:family="text">
      <style:text-properties fo:font-size="16pt" style:font-size-asian="16pt"/>
    </style:style>
    <style:style style:name="T142" style:family="text">
      <style:text-properties fo:font-size="16pt" fo:letter-spacing="-0.002in" style:font-size-asian="16pt"/>
    </style:style>
    <style:style style:name="T143" style:family="text">
      <style:text-properties fo:font-size="16pt" fo:letter-spacing="-0.0028in" style:font-size-asian="16pt"/>
    </style:style>
    <style:style style:name="T144" style:family="text">
      <style:text-properties fo:font-size="16pt" fo:letter-spacing="-0.0016in" style:font-size-asian="16pt"/>
    </style:style>
    <style:style style:name="T145" style:family="text">
      <style:text-properties fo:font-size="16pt" fo:letter-spacing="-0.0138in" style:font-size-asian="16pt"/>
    </style:style>
    <style:style style:name="T146" style:family="text">
      <style:text-properties style:font-name="Arial" fo:font-size="13pt" fo:letter-spacing="-0.0035in" fo:font-weight="bold" style:font-size-asian="13pt" style:font-weight-asian="bold"/>
    </style:style>
    <style:style style:name="T147" style:family="text">
      <style:text-properties style:font-name="Arial" fo:font-size="13pt" fo:letter-spacing="-0.0091in" fo:font-weight="bold" style:font-size-asian="13pt" style:font-weight-asian="bold"/>
    </style:style>
    <style:style style:name="T148" style:family="text">
      <style:text-properties style:font-name="Arial" fo:font-size="13pt" fo:letter-spacing="-0.0071in" fo:font-weight="bold" style:font-size-asian="13pt" style:font-weight-asian="bold"/>
    </style:style>
    <style:style style:name="T149" style:family="text">
      <style:text-properties style:font-name="Arial" fo:font-size="13pt" fo:letter-spacing="-0.0055in" fo:font-weight="bold" style:font-size-asian="13pt" style:font-weight-asian="bold"/>
    </style:style>
    <style:style style:name="T150" style:family="text">
      <style:text-properties style:font-name="Arial" fo:font-size="13pt" fo:letter-spacing="-0.0028in" fo:font-weight="bold" style:font-size-asian="13pt" style:font-weight-asian="bold"/>
    </style:style>
    <style:style style:name="T151" style:family="text">
      <style:text-properties style:font-name="Arial" fo:font-size="13pt" fo:letter-spacing="-0.0063in" fo:font-weight="bold" style:font-size-asian="13pt" style:font-weight-asian="bold"/>
    </style:style>
    <style:style style:name="T152" style:family="text">
      <style:text-properties style:font-name="Arial" fo:font-size="13pt" fo:letter-spacing="-0.0016in" fo:font-weight="bold" style:font-size-asian="13pt" style:font-weight-asian="bold"/>
    </style:style>
    <style:style style:name="T153" style:family="text">
      <style:text-properties fo:letter-spacing="-0.0063in"/>
    </style:style>
    <style:style style:name="T154" style:family="text">
      <style:text-properties fo:letter-spacing="-0.0063in" fo:font-weight="bold" style:font-weight-asian="bold"/>
    </style:style>
    <style:style style:name="T155" style:family="text">
      <style:text-properties fo:letter-spacing="-0.0035in"/>
    </style:style>
    <style:style style:name="T156" style:family="text">
      <style:text-properties fo:letter-spacing="-0.0035in" fo:font-weight="bold" style:font-weight-asian="bold"/>
    </style:style>
    <style:style style:name="T157" style:family="text">
      <style:text-properties fo:letter-spacing="-0.0075in"/>
    </style:style>
    <style:style style:name="T158" style:family="text">
      <style:text-properties fo:letter-spacing="-0.0075in" fo:font-weight="bold" style:font-weight-asian="bold"/>
    </style:style>
    <style:style style:name="T159" style:family="text">
      <style:text-properties fo:letter-spacing="-0.011in"/>
    </style:style>
    <style:style style:name="T160" style:family="text">
      <style:text-properties fo:letter-spacing="-0.011in" fo:font-weight="bold" style:font-weight-asian="bold"/>
    </style:style>
    <style:style style:name="T161" style:family="text">
      <style:text-properties fo:letter-spacing="-0.0102in"/>
    </style:style>
    <style:style style:name="T162" style:family="text">
      <style:text-properties fo:letter-spacing="-0.002in"/>
    </style:style>
    <style:style style:name="T163" style:family="text">
      <style:text-properties fo:letter-spacing="-0.0028in"/>
    </style:style>
    <style:style style:name="T164" style:family="text">
      <style:text-properties fo:letter-spacing="-0.0028in" fo:font-weight="bold" style:font-weight-asian="bold"/>
    </style:style>
    <style:style style:name="T165" style:family="text">
      <style:text-properties fo:letter-spacing="-0.0043in"/>
    </style:style>
    <style:style style:name="T166" style:family="text">
      <style:text-properties fo:letter-spacing="-0.0047in"/>
    </style:style>
    <style:style style:name="T167" style:family="text">
      <style:text-properties fo:font-size="18pt" fo:font-weight="bold" style:font-size-asian="18pt" style:font-weight-asian="bold"/>
    </style:style>
    <style:style style:name="T168" style:family="text">
      <style:text-properties fo:font-size="18pt" fo:font-weight="bold" style:font-size-asian="18pt" style:font-weight-asian="bold" style:font-name-complex="Times New Roman1" style:font-size-complex="18pt"/>
    </style:style>
    <style:style style:name="T169" style:family="text">
      <style:text-properties fo:font-size="18pt" fo:font-weight="bold" officeooo:rsid="00094fe2" style:font-size-asian="18pt" style:font-weight-asian="bold"/>
    </style:style>
    <style:style style:name="T170" style:family="text">
      <style:text-properties fo:font-size="20pt" fo:font-weight="bold" style:font-size-asian="20pt" style:font-weight-asian="bold" style:font-name-complex="Times New Roman1" style:font-size-complex="20pt"/>
    </style:style>
    <style:style style:name="T171" style:family="text">
      <style:text-properties style:font-name-complex="Times New Roman1"/>
    </style:style>
    <style:style style:name="T172" style:family="text">
      <style:text-properties fo:font-weight="bold" style:font-weight-asian="bold"/>
    </style:style>
    <style:style style:name="T173" style:family="text">
      <style:text-properties fo:font-weight="bold" style:font-weight-asian="bold" style:font-name-complex="Times New Roman1"/>
    </style:style>
    <style:style style:name="T174" style:family="text">
      <style:text-properties fo:font-weight="bold" officeooo:rsid="00094fe2" style:font-weight-asian="bold"/>
    </style:style>
    <style:style style:name="T175" style:family="text">
      <style:text-properties fo:letter-spacing="-0.0055in"/>
    </style:style>
    <style:style style:name="T176" style:family="text">
      <style:text-properties fo:letter-spacing="-0.0055in" fo:font-weight="bold" style:font-weight-asian="bold"/>
    </style:style>
    <style:style style:name="T177" style:family="text">
      <style:text-properties fo:letter-spacing="-0.0189in"/>
    </style:style>
    <style:style style:name="T178" style:family="text">
      <style:text-properties fo:letter-spacing="-0.0193in"/>
    </style:style>
    <style:style style:name="T179" style:family="text">
      <style:text-properties fo:letter-spacing="-0.0161in"/>
    </style:style>
    <style:style style:name="T180" style:family="text">
      <style:text-properties fo:letter-spacing="-0.0098in"/>
    </style:style>
    <style:style style:name="T181" style:family="text">
      <style:text-properties fo:letter-spacing="-0.0098in" fo:font-weight="bold" style:font-weight-asian="bold"/>
    </style:style>
    <style:style style:name="T182" style:family="text">
      <style:text-properties fo:letter-spacing="-0.0091in"/>
    </style:style>
    <style:style style:name="T183" style:family="text">
      <style:text-properties fo:letter-spacing="-0.0091in" fo:font-weight="bold" style:font-weight-asian="bold"/>
    </style:style>
    <style:style style:name="T184" style:family="text">
      <style:text-properties fo:letter-spacing="-0.0146in"/>
    </style:style>
    <style:style style:name="T185" style:family="text">
      <style:text-properties fo:letter-spacing="-0.0138in"/>
    </style:style>
    <style:style style:name="T186" style:family="text">
      <style:text-properties fo:letter-spacing="-0.0138in" fo:font-weight="bold" style:font-weight-asian="bold"/>
    </style:style>
    <style:style style:name="T187" style:family="text">
      <style:text-properties fo:letter-spacing="-0.0154in"/>
    </style:style>
    <style:style style:name="T188" style:family="text">
      <style:text-properties fo:letter-spacing="-0.0165in"/>
    </style:style>
    <style:style style:name="T189" style:family="text">
      <style:text-properties fo:letter-spacing="-0.0228in"/>
    </style:style>
    <style:style style:name="T190" style:family="text">
      <style:text-properties fo:letter-spacing="0.0236in"/>
    </style:style>
    <style:style style:name="T191" style:family="text">
      <style:text-properties fo:letter-spacing="0.0236in" fo:font-weight="bold" style:font-weight-asian="bold"/>
    </style:style>
    <style:style style:name="T192" style:family="text">
      <style:text-properties fo:letter-spacing="0.0244in"/>
    </style:style>
    <style:style style:name="T193" style:family="text">
      <style:text-properties fo:letter-spacing="0.0244in" fo:font-weight="bold" style:font-weight-asian="bold"/>
    </style:style>
    <style:style style:name="T194" style:family="text">
      <style:text-properties fo:letter-spacing="0.0272in"/>
    </style:style>
    <style:style style:name="T195" style:family="text">
      <style:text-properties fo:letter-spacing="0.028in"/>
    </style:style>
    <style:style style:name="T196" style:family="text">
      <style:text-properties fo:letter-spacing="-0.0008in"/>
    </style:style>
    <style:style style:name="T197" style:family="text">
      <style:text-properties fo:letter-spacing="-0.0134in"/>
    </style:style>
    <style:style style:name="T198" style:family="text">
      <style:text-properties officeooo:rsid="000f20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71"><text:s/><text:tab/><text:tab/><text:tab/><text:tab/>TASK-1<text:line-break/><text:line-break/>You are given the following “University” class:</text:span></text:p>
      <text:p text:style-name="P13"><text:span text:style-name="T171">public class University{</text:span></text:p>
      <text:p text:style-name="P13"><text:span text:style-name="T171">public String name;</text:span></text:p>
      <text:p text:style-name="P13"><text:span text:style-name="T171">public String country;</text:span></text:p>
      <text:p text:style-name="P13"><text:span text:style-name="T171">}</text:span></text:p>
      <text:p text:style-name="P13"><text:span text:style-name="T171">Now write a tester class named “University Tester”. a. Write the main method and create 2 objects of University class and print the location of</text:span></text:p>
      <text:p text:style-name="P13"><text:span text:style-name="T171">the objects and print the instance variables of the objects. Are the location of the objects</text:span></text:p>
      <text:p text:style-name="P13"><text:span text:style-name="T171">the same?</text:span></text:p>
      <text:p text:style-name="P13"><text:span text:style-name="T171">b. Now change the instance variables of the first object. name = “Imperial College London”</text:span></text:p>
      <text:p text:style-name="P13"><text:span text:style-name="T171">country = “England” Now change the instance variables of the second object. name = “Brac University”</text:span></text:p>
      <text:p text:style-name="P13"><text:span text:style-name="T171">country = “Bangladesh” Now check if the instance variables of both objects have changed or not and whether the</text:span></text:p>
      <text:p text:style-name="P14"><text:span text:style-name="T171">instance variables of both objects are of the same value or not.<text:line-break/><text:line-break/><text:line-break/></text:span><text:span text:style-name="T173">solution:<text:line-break/></text:span><text:span text:style-name="T14">#include &lt;iostream&gt;</text:span></text:p>
      <text:p text:style-name="P37"><text:span text:style-name="T171">#include &lt;string&gt;</text:span></text:p>
      <text:p text:style-name="P37"><text:span text:style-name="T171">using namespace std;</text:span></text:p>
      <text:p text:style-name="P37"/>
      <text:p text:style-name="P37"><text:span text:style-name="T171">class University {</text:span></text:p>
      <text:p text:style-name="P37"><text:span text:style-name="T171">public:</text:span></text:p>
      <text:p text:style-name="P37"><text:span text:style-name="T171"><text:s text:c="4"/>string name;</text:span></text:p>
      <text:p text:style-name="P37"><text:soft-page-break/><text:span text:style-name="T171"><text:s text:c="4"/>string location;</text:span></text:p>
      <text:p text:style-name="P37"><text:span text:style-name="T171">};</text:span></text:p>
      <text:p text:style-name="P37"/>
      <text:p text:style-name="P37"><text:span text:style-name="T171">int main() {</text:span></text:p>
      <text:p text:style-name="P37"/>
      <text:p text:style-name="P37"><text:span text:style-name="T171"><text:s text:c="4"/>University uniA;</text:span></text:p>
      <text:p text:style-name="P37"><text:span text:style-name="T171"><text:s text:c="4"/>University uniB;</text:span></text:p>
      <text:p text:style-name="P37"/>
      <text:p text:style-name="P37"><text:span text:style-name="T171"><text:s text:c="4"/>cout&lt;&lt;"Location of uniA"&lt;&lt;&amp;uniA&lt;&lt;endl;</text:span></text:p>
      <text:p text:style-name="P37"><text:span text:style-name="T171"><text:s text:c="4"/>cout&lt;&lt;"Location of uniB"&lt;&lt;&amp;uniB&lt;&lt;endl;</text:span></text:p>
      <text:p text:style-name="P37"/>
      <text:p text:style-name="P37"><text:span text:style-name="T171"><text:s text:c="4"/>if (&amp;uniA==&amp;uniB){</text:span></text:p>
      <text:p text:style-name="P37"><text:span text:style-name="T171"><text:s text:c="8"/>cout&lt;&lt;"Same Location"&lt;&lt;endl;</text:span></text:p>
      <text:p text:style-name="P37"><text:span text:style-name="T171"><text:s text:c="4"/>}</text:span></text:p>
      <text:p text:style-name="P37"><text:span text:style-name="T171"><text:s text:c="4"/>else{</text:span></text:p>
      <text:p text:style-name="P37"><text:span text:style-name="T171"><text:s text:c="8"/>cout&lt;&lt;"Different Location"&lt;&lt;endl;</text:span></text:p>
      <text:p text:style-name="P37"><text:span text:style-name="T171"><text:s text:c="4"/>};</text:span></text:p>
      <text:p text:style-name="P37"/>
      <text:p text:style-name="P37"><text:span text:style-name="T171"><text:s text:c="4"/>uniA.name="Imperial College London";</text:span></text:p>
      <text:p text:style-name="P37"><text:span text:style-name="T171"><text:s text:c="4"/>uniA.location="London";</text:span></text:p>
      <text:p text:style-name="P37"/>
      <text:p text:style-name="P37"><text:span text:style-name="T171"><text:s text:c="4"/>uniB.name="Brac University";</text:span></text:p>
      <text:p text:style-name="P37"><text:span text:style-name="T171"><text:s text:c="4"/>uniB.location="Bangladesh";</text:span></text:p>
      <text:p text:style-name="P37"/>
      <text:p text:style-name="P37"><text:span text:style-name="T171"><text:s text:c="4"/>cout&lt;&lt;"After assign vales:"&lt;&lt;endl;</text:span></text:p>
      <text:p text:style-name="P37"><text:soft-page-break/><text:span text:style-name="T171"><text:s text:c="4"/>cout&lt;&lt;"University A: "&lt;&lt;uniA.name&lt;&lt;", Country: "&lt;&lt;uniA.location&lt;&lt;endl;</text:span></text:p>
      <text:p text:style-name="P37"><text:span text:style-name="T171"><text:s text:c="4"/>cout&lt;&lt;"University B: "&lt;&lt;uniB.name&lt;&lt;", Country: "&lt;&lt;uniB.location&lt;&lt;endl;</text:span></text:p>
      <text:p text:style-name="P37"/>
      <text:p text:style-name="P37"><text:span text:style-name="T171"><text:s text:c="4"/>if (uniA.name==uniB.name &amp;&amp; uniA.location==uniB.location)</text:span></text:p>
      <text:p text:style-name="P37"><text:span text:style-name="T171"><text:s text:c="4"/>{</text:span></text:p>
      <text:p text:style-name="P37"><text:span text:style-name="T171"><text:s text:c="8"/>cout&lt;&lt;"Same Value"&lt;&lt;endl;</text:span></text:p>
      <text:p text:style-name="P37"><text:span text:style-name="T171"><text:s text:c="4"/>}</text:span></text:p>
      <text:p text:style-name="P37"><text:span text:style-name="T171"><text:s text:c="4"/>else{</text:span></text:p>
      <text:p text:style-name="P37"><text:span text:style-name="T171"><text:s text:c="8"/>cout&lt;&lt;"Different Value"&lt;&lt;endl;</text:span></text:p>
      <text:p text:style-name="P37"><text:span text:style-name="T171"><text:s text:c="4"/>} <text:s/></text:span></text:p>
      <text:p text:style-name="P37"><text:span text:style-name="T171"><text:s text:c="4"/>return 0;</text:span></text:p>
      <text:p text:style-name="P14"><text:span text:style-name="T14">}</text:span><text:span text:style-name="T171"><text:line-break/><text:line-break/></text:span></text:p>
      <text:p text:style-name="P15"><text:span text:style-name="T171"><text:line-break/>Task -2</text:span></text:p>
      <text:p text:style-name="P13"><text:span text:style-name="T171">Write the driver code of “Circle” class to generate the following output:</text:span></text:p>
      <text:p text:style-name="P13"><text:span text:style-name="T171">int main() {</text:span></text:p>
      <text:p text:style-name="P13"><text:span text:style-name="T171">//Your code here</text:span></text:p>
      <text:p text:style-name="P13"><text:span text:style-name="T171">}</text:span></text:p>
      <text:p text:style-name="P13"><text:span text:style-name="T171">Design Class Output</text:span></text:p>
      <text:p text:style-name="P12"/>
      <text:p text:style-name="P13"><text:span text:style-name="T171">class Circle {</text:span></text:p>
      <text:p text:style-name="P13"><text:span text:style-name="T171">public:</text:span></text:p>
      <text:p text:style-name="P13"><text:span text:style-name="T171">double radius = 5;</text:span></text:p>
      <text:p text:style-name="P13"><text:span text:style-name="T171">}</text:span></text:p>
      <text:p text:style-name="P12"><text:soft-page-break/></text:p>
      <text:p text:style-name="P13"><text:span text:style-name="T171">Radius of the circle is 5.0</text:span></text:p>
      <text:p text:style-name="P13"><text:span text:style-name="T171">The area of the circle is 78.53981633974483</text:span></text:p>
      <text:p text:style-name="P13"><text:span text:style-name="T171">The circumference of the circle is</text:span></text:p>
      <text:p text:style-name="P14"><text:span text:style-name="T171">31.41592653589793<text:line-break/><text:line-break/><text:line-break/></text:span><text:span text:style-name="T173">solution:</text:span><text:span text:style-name="T171"><text:line-break/></text:span></text:p>
      <text:p text:style-name="P14"><text:span text:style-name="T171">#include &lt;iostream&gt;</text:span></text:p>
      <text:p text:style-name="P14"><text:span text:style-name="T171">#include&lt;cmath&gt;</text:span></text:p>
      <text:p text:style-name="P14"><text:span text:style-name="T171">using namespace std;</text:span></text:p>
      <text:p text:style-name="P14"/>
      <text:p text:style-name="P14"/>
      <text:p text:style-name="P14"><text:span text:style-name="T171">class Circle {</text:span></text:p>
      <text:p text:style-name="P14"><text:span text:style-name="T171">public:</text:span></text:p>
      <text:p text:style-name="P14"><text:span text:style-name="T171"><text:s text:c="4"/>double radius=5;</text:span></text:p>
      <text:p text:style-name="P14"><text:span text:style-name="T171">};</text:span></text:p>
      <text:p text:style-name="P14"/>
      <text:p text:style-name="P14"><text:span text:style-name="T171">int main(){</text:span></text:p>
      <text:p text:style-name="P14"><text:span text:style-name="T171"><text:s text:c="4"/>Circle circle;</text:span></text:p>
      <text:p text:style-name="P14"/>
      <text:p text:style-name="P14"><text:span text:style-name="T171"><text:s text:c="4"/>double area = M_PI*circle.radius*circle.radius;</text:span></text:p>
      <text:p text:style-name="P14"><text:span text:style-name="T171"><text:s text:c="4"/>double circumference = 2*M_PI*circle.radius;</text:span></text:p>
      <text:p text:style-name="P14"/>
      <text:p text:style-name="P14"><text:span text:style-name="T171"><text:s text:c="4"/>cout &lt;&lt;"Redius of the circle is <text:s/>"&lt;&lt;circle.radius&lt;&lt; endl;</text:span></text:p>
      <text:p text:style-name="P14"><text:span text:style-name="T171"><text:s text:c="4"/>cout&lt;&lt;"The area of the circle is "&lt;&lt;area&lt;&lt;endl;</text:span></text:p>
      <text:p text:style-name="P14"><text:soft-page-break/><text:span text:style-name="T171"><text:s text:c="4"/>cout&lt;&lt;"The circumference of the circle is "&lt;&lt;circumference&lt;&lt;endl;</text:span></text:p>
      <text:p text:style-name="P14"/>
      <text:p text:style-name="P14"><text:span text:style-name="T171"><text:s text:c="4"/>return 0;</text:span></text:p>
      <text:p text:style-name="P14"><text:span text:style-name="T171">}<text:line-break/></text:span></text:p>
      <text:p text:style-name="P12"/>
      <text:p text:style-name="P13"><text:span text:style-name="T171"><text:tab/><text:tab/><text:tab/><text:tab/>Task—3</text:span></text:p>
      <text:p text:style-name="P12"/>
      <text:p text:style-name="P13"><text:span text:style-name="T171">Design the “Student” class so that the main method prints the following:</text:span></text:p>
      <text:p text:style-name="P12"/>
      <text:p text:style-name="P13"><text:span text:style-name="T171">Tester Class Output</text:span></text:p>
      <text:p text:style-name="P12"/>
      <text:p text:style-name="P13"><text:span text:style-name="T171">#include &lt;iostream&gt;</text:span></text:p>
      <text:p text:style-name="P13"><text:span text:style-name="T171">#include &lt;string&gt;</text:span></text:p>
      <text:p text:style-name="P13"><text:span text:style-name="T171">int main() {</text:span></text:p>
      <text:p text:style-name="P13"><text:span text:style-name="T171">Student s1;</text:span></text:p>
      <text:p text:style-name="P13"><text:span text:style-name="T171">std::cout &lt;&lt; "Name of the Student: " &lt;&lt; s1.name &lt;&lt; std::endl;</text:span></text:p>
      <text:p text:style-name="P13"><text:span text:style-name="T171">std::cout &lt;&lt; "ID of the Student: " &lt;&lt; s1.id &lt;&lt; std::endl;</text:span></text:p>
      <text:p text:style-name="P13"><text:span text:style-name="T171">s1.id = 123;</text:span></text:p>
      <text:p text:style-name="P13"><text:span text:style-name="T171">std::cout &lt;&lt; "ID of the Student: " &lt;&lt; s1.id &lt;&lt; std::endl;</text:span></text:p>
      <text:p text:style-name="P13"><text:span text:style-name="T171">return 0;</text:span></text:p>
      <text:p text:style-name="P13"><text:span text:style-name="T171">}</text:span></text:p>
      <text:p text:style-name="P12"/>
      <text:p text:style-name="P13"><text:span text:style-name="T171">Name of the Student: Bob</text:span></text:p>
      <text:p text:style-name="P13"><text:span text:style-name="T171">ID of the Student: 1</text:span></text:p>
      <text:p text:style-name="P13"><text:soft-page-break/><text:span text:style-name="T171">ID of the Student: 123<text:line-break/><text:line-break/></text:span></text:p>
      <text:p text:style-name="P14"><text:span text:style-name="T173">Solution:<text:line-break/></text:span></text:p>
      <text:p text:style-name="P16"><text:span text:style-name="T171">#include &lt;iostream&gt;</text:span></text:p>
      <text:p text:style-name="P16"><text:span text:style-name="T171">#include &lt;string&gt;</text:span></text:p>
      <text:p text:style-name="P16"><text:span text:style-name="T171">using namespace std;</text:span></text:p>
      <text:p text:style-name="P16"/>
      <text:p text:style-name="P16"><text:span text:style-name="T171">class Student {</text:span></text:p>
      <text:p text:style-name="P16"><text:span text:style-name="T171">public:</text:span></text:p>
      <text:p text:style-name="P16"><text:span text:style-name="T171"><text:s text:c="4"/>std::string name = "Bob";</text:span></text:p>
      <text:p text:style-name="P16"><text:span text:style-name="T171"><text:s text:c="4"/>int id = 1;</text:span></text:p>
      <text:p text:style-name="P16"><text:span text:style-name="T171">};</text:span></text:p>
      <text:p text:style-name="P16"/>
      <text:p text:style-name="P16"><text:span text:style-name="T171">int main() {</text:span></text:p>
      <text:p text:style-name="P16"><text:span text:style-name="T171"><text:s text:c="4"/>Student s1;</text:span></text:p>
      <text:p text:style-name="P16"><text:span text:style-name="T171"><text:s text:c="4"/></text:span></text:p>
      <text:p text:style-name="P16"><text:span text:style-name="T171"><text:s text:c="4"/>cout &lt;&lt; "Name of the Student: " &lt;&lt; s1.name &lt;&lt; endl;</text:span></text:p>
      <text:p text:style-name="P16"><text:span text:style-name="T171"><text:s text:c="4"/>cout &lt;&lt; "ID of the Student: " &lt;&lt; s1.id &lt;&lt; endl;</text:span></text:p>
      <text:p text:style-name="P16"/>
      <text:p text:style-name="P16"><text:span text:style-name="T171"><text:s text:c="4"/>s1.id = 123;</text:span></text:p>
      <text:p text:style-name="P16"><text:span text:style-name="T171"><text:s text:c="4"/>cout &lt;&lt; "ID of the Student: " &lt;&lt; s1.id &lt;&lt; endl;</text:span></text:p>
      <text:p text:style-name="P16"/>
      <text:p text:style-name="P35"><text:span text:style-name="T171"><text:s text:c="4"/>return 0;</text:span></text:p>
      <text:p text:style-name="P36"><text:span text:style-name="T171">}</text:span></text:p>
      <text:p text:style-name="P35"><text:soft-page-break/><text:span text:style-name="T171"><text:line-break/><text:line-break/> <text:s text:c="3"/><text:tab/><text:tab/><text:tab/><text:tab/></text:span><text:span text:style-name="T173">Task 4</text:span></text:p>
      <text:p text:style-name="P13"><text:span text:style-name="T171">Write the code for the “Vehicle” class. The tester class and the output is given below:</text:span>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Tester class</text:p>
          </table:table-cell>
          <table:table-cell table:style-name="Table3.B1" office:value-type="string">
            <text:p text:style-name="P40">Output</text:p>
          </table:table-cell>
        </table:table-row>
        <table:table-row>
          <table:table-cell table:style-name="Table3.A2" office:value-type="string">
            <text:p text:style-name="P40">#include &lt;iostream&gt;</text:p>
            <text:p text:style-name="P40">#include &lt;string&gt;</text:p>
            <text:p text:style-name="P40">int main() {</text:p>
            <text:p text:style-name="P40">Vehicle car;</text:p>
            <text:p text:style-name="P40">std::cout &lt;&lt; "Attributes of car object:" &lt;&lt; std::endl;</text:p>
            <text:p text:style-name="P40">std::cout &lt;&lt; car.type &lt;&lt; std::endl;</text:p>
            <text:p text:style-name="P40">std::cout &lt;&lt; car.wheels &lt;&lt; std::endl;</text:p>
            <text:p text:style-name="P40">std::cout &lt;&lt; car.color &lt;&lt; std::endl;</text:p>
            <text:p text:style-name="P40">std::cout &lt;&lt; "=========" &lt;&lt; std::endl;</text:p>
            <text:p text:style-name="P40">Vehicle bike;</text:p>
            <text:p text:style-name="P40">bike.type = "Motor bike";</text:p>
            <text:p text:style-name="P40">bike.wheels = 2;</text:p>
            <text:p text:style-name="P40">bike.color = "Red";</text:p>
            <text:p text:style-name="P40">std::cout &lt;&lt; "Attributes of bike object:" &lt;&lt; std::endl;</text:p>
            <text:p text:style-name="P40">std::cout &lt;&lt; bike.type &lt;&lt; std::endl;</text:p>
            <text:p text:style-name="P40">std::cout &lt;&lt; bike.wheels &lt;&lt; std::endl;</text:p>
            <text:p text:style-name="P40">std::cout &lt;&lt; bike.color &lt;&lt; std::endl;</text:p>
            <text:p text:style-name="P40">return 0;<text:span text:style-name="T198">}</text:span></text:p>
          </table:table-cell>
          <table:table-cell table:style-name="Table3.B2" office:value-type="string">
            <text:p text:style-name="P40">Attributes of car object:</text:p>
            <text:p text:style-name="P40">Car</text:p>
            <text:p text:style-name="P40">4</text:p>
            <text:p text:style-name="P40">White</text:p>
            <text:p text:style-name="P40">=========</text:p>
            <text:p text:style-name="P40">Attributes of bike object:</text:p>
            <text:p text:style-name="P40">Motor bike</text:p>
            <text:p text:style-name="P40">2</text:p>
            <text:p text:style-name="P40">Red</text:p>
          </table:table-cell>
        </table:table-row>
      </table:table>
      <text:p text:style-name="P13"><text:soft-page-break/><text:span text:style-name="T173">Solution:</text:span></text:p>
      <text:p text:style-name="P13"><text:span text:style-name="T14">#include &lt;iostream&gt;</text:span></text:p>
      <text:p text:style-name="P38"><text:span text:style-name="T171">#include &lt;string&gt;</text:span></text:p>
      <text:p text:style-name="P38"><text:span text:style-name="T171">using namespace std;</text:span></text:p>
      <text:p text:style-name="P38"><text:span text:style-name="T171"/></text:p>
      <text:p text:style-name="P38"><text:span text:style-name="T171">class Vehicle{</text:span></text:p>
      <text:p text:style-name="P38"><text:span text:style-name="T171">public:</text:span></text:p>
      <text:p text:style-name="P38"><text:span text:style-name="T171"><text:s text:c="4"/>string type = "Car";</text:span></text:p>
      <text:p text:style-name="P38"><text:span text:style-name="T171"><text:s text:c="4"/>int wheels = 4;</text:span></text:p>
      <text:p text:style-name="P38"><text:span text:style-name="T171"><text:s text:c="4"/>string color = "White";</text:span></text:p>
      <text:p text:style-name="P38"><text:span text:style-name="T171">};</text:span></text:p>
      <text:p text:style-name="P38"/>
      <text:p text:style-name="P38"><text:span text:style-name="T171">int main() {</text:span></text:p>
      <text:p text:style-name="P38"><text:span text:style-name="T171"><text:s text:c="4"/>Vehicle car;</text:span></text:p>
      <text:p text:style-name="P38"><text:span text:style-name="T171"><text:s text:c="4"/>cout &lt;&lt; "Attributes of car object:" &lt;&lt; endl;</text:span></text:p>
      <text:p text:style-name="P38"><text:span text:style-name="T171"><text:s text:c="4"/>cout &lt;&lt; car.type &lt;&lt; endl;</text:span></text:p>
      <text:p text:style-name="P38"><text:span text:style-name="T171"><text:s text:c="4"/>cout &lt;&lt; car.wheels &lt;&lt; endl;</text:span></text:p>
      <text:p text:style-name="P38"><text:span text:style-name="T171"><text:s text:c="4"/>cout &lt;&lt; car.color &lt;&lt; endl;</text:span></text:p>
      <text:p text:style-name="P38"><text:span text:style-name="T171"><text:s text:c="4"/>cout &lt;&lt; "=========" &lt;&lt; endl;</text:span></text:p>
      <text:p text:style-name="P38"/>
      <text:p text:style-name="P38"><text:span text:style-name="T171"><text:s text:c="4"/>Vehicle bike;</text:span></text:p>
      <text:p text:style-name="P38"><text:span text:style-name="T171"><text:s text:c="4"/>bike.type = "Motor bike";</text:span></text:p>
      <text:p text:style-name="P38"><text:span text:style-name="T171"><text:s text:c="4"/>bike.wheels = 2;</text:span></text:p>
      <text:p text:style-name="P38"><text:span text:style-name="T171"><text:s text:c="4"/>bike.color = "Red";</text:span></text:p>
      <text:p text:style-name="P38"><text:span text:style-name="T171"><text:s text:c="4"/>cout &lt;&lt; "Attributes of bike object:" &lt;&lt; endl;</text:span></text:p>
      <text:p text:style-name="P38"><text:soft-page-break/><text:span text:style-name="T171"><text:s text:c="4"/>cout &lt;&lt; bike.type &lt;&lt; endl;</text:span></text:p>
      <text:p text:style-name="P38"><text:span text:style-name="T171"><text:s text:c="4"/>cout &lt;&lt; bike.wheels &lt;&lt; endl;</text:span></text:p>
      <text:p text:style-name="P38"><text:span text:style-name="T171"><text:s text:c="4"/>cout &lt;&lt; bike.color &lt;&lt; endl;</text:span></text:p>
      <text:p text:style-name="P38"><text:span text:style-name="T171">return 0;</text:span></text:p>
      <text:p text:style-name="P38"><text:span text:style-name="T171">}</text:span></text:p>
      <text:p text:style-name="P38"><text:span text:style-name="T171"/></text:p>
      <text:h text:style-name="P1" text:outline-level="1">Task<text:span text:style-name="T20"> </text:span><text:span text:style-name="T22">5</text:span></text:h>
      <text:p text:style-name="P17">Write<text:span text:style-name="T175"> </text:span>the<text:span text:style-name="T163"> </text:span>code<text:span text:style-name="T163"> </text:span>for<text:span text:style-name="T20"> </text:span>the<text:span text:style-name="T175"> </text:span>“<text:span text:style-name="T172">Tournament</text:span>”<text:span text:style-name="T163"> </text:span>class.<text:span text:style-name="T165"> </text:span>The<text:span text:style-name="T163"> </text:span>tester<text:span text:style-name="T166"> </text:span>class<text:span text:style-name="T175"> </text:span>and<text:span text:style-name="T175"> </text:span>the<text:span text:style-name="T166"> </text:span><text:span text:style-name="T172">output</text:span><text:span text:style-name="T164"> </text:span>is<text:span text:style-name="T175"> </text:span>given <text:span text:style-name="T113">below:</text:span></text:p>
      <text:p text:style-name="P1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<text:span text:style-name="T172">Tester</text:span><text:span text:style-name="T158"> </text:span><text:span text:style-name="T114">class</text:span></text:p>
          </table:table-cell>
          <table:table-cell table:style-name="Table2.A1" office:value-type="string">
            <text:p text:style-name="P46"><text:span text:style-name="T114">Output</text:span></text:p>
          </table:table-cell>
        </table:table-row>
        <table:table-row table:style-name="Table2.2">
          <table:table-cell table:style-name="Table2.A1" office:value-type="string">
            <text:p text:style-name="P133"><text:span text:style-name="T113">#include</text:span><text:span text:style-name="T177"> </text:span><text:span text:style-name="T113">&lt;iostream&gt; </text:span>#include &lt;string&gt; #include &lt;vector&gt;</text:p>
            <text:p text:style-name="P138"/>
            <text:p text:style-name="P134">class<text:span text:style-name="T178"> </text:span>Tester5<text:span text:style-name="T177"> </text:span>{ <text:span text:style-name="T113">public:</text:span></text:p>
            <text:p text:style-name="P139">static<text:span text:style-name="T20"> </text:span>void<text:span text:style-name="T157"> </text:span>main()<text:span text:style-name="T20"> </text:span><text:span text:style-name="T22">{</text:span></text:p>
            <text:p text:style-name="P141">Tournament<text:span text:style-name="T179"> </text:span><text:span text:style-name="T113">asiaCup;</text:span></text:p>
            <text:p text:style-name="P142">std::cout<text:span text:style-name="T20"> </text:span>&lt;&lt;<text:span text:style-name="T180"> </text:span>asiaCup.name<text:span text:style-name="T182"> </text:span>&lt;&lt;<text:span text:style-name="T153"> </text:span>"<text:span text:style-name="T180"> </text:span>"<text:span text:style-name="T180"> </text:span>&lt;&lt;<text:span text:style-name="T153"> </text:span>asiaCup.sportsType<text:span text:style-name="T182"> </text:span>&lt;&lt;<text:span text:style-name="T153"> </text:span>"<text:span text:style-name="T180"> </text:span><text:span text:style-name="T22">"</text:span></text:p>
            <text:p text:style-name="P146">&lt;&lt;<text:span text:style-name="T118"> </text:span>asiaCup.numberOfTeams<text:span text:style-name="T184"> </text:span>&lt;&lt;<text:span text:style-name="T118"> </text:span>"<text:span text:style-name="T159"> </text:span><text:span text:style-name="T155">";</text:span></text:p>
            <text:p text:style-name="P135">for<text:span text:style-name="T153"> </text:span>(const<text:span text:style-name="T180"> </text:span>auto&amp;<text:span text:style-name="T180"> </text:span>team<text:span text:style-name="T180"> </text:span>:<text:span text:style-name="T153"> </text:span>asiaCup.teams)<text:span text:style-name="T182"> </text:span>{ std::cout &lt;&lt; team &lt;&lt; " ";</text:p>
            <text:p text:style-name="P143"><text:span text:style-name="T22">}</text:span></text:p>
            <text:p text:style-name="P144">std::cout<text:span text:style-name="T161"> </text:span>&lt;&lt;<text:span text:style-name="T180"> </text:span><text:span text:style-name="T113">std::endl;</text:span></text:p>
            <text:p text:style-name="P142">std::cout<text:span text:style-name="T116"> </text:span>&lt;&lt;<text:span text:style-name="T118"> </text:span>"**************"<text:span text:style-name="T159"> </text:span>&lt;&lt;<text:span text:style-name="T185"> </text:span><text:span text:style-name="T113">std::endl;</text:span></text:p>
            <text:p text:style-name="P136">asiaCup.name = "Asia Cup"; asiaCup.sportsType<text:span text:style-name="T178"> </text:span>=<text:span text:style-name="T177"> </text:span>"Cricket"; asiaCup.numberOfTeams = 4;</text:p>
            <text:p text:style-name="P149">asiaCup.teams<text:span text:style-name="T118"> </text:span>=<text:span text:style-name="T118"> </text:span>{"BD",<text:span text:style-name="T159"> </text:span>"IND",<text:span text:style-name="T118"> </text:span>"PAK",<text:span text:style-name="T161"> </text:span><text:span text:style-name="T113">"SL"};</text:span></text:p>
            <text:p text:style-name="P137">std::printf("%s<text:span text:style-name="T153"> </text:span>%s<text:span text:style-name="T153"> </text:span>Tournament<text:span text:style-name="T153"> </text:span>is<text:span text:style-name="T180"> </text:span>played<text:span text:style-name="T180"> </text:span>between<text:span text:style-name="T153"> </text:span>%d<text:span text:style-name="T153"> </text:span>teams\n", asiaCup.name.c_str(), asiaCup.sportsType.c_str(), <text:span text:style-name="T113">asiaCup.numberOfTeams);</text:span></text:p>
            <text:p text:style-name="P148"/>
            <text:p text:style-name="P145">std::cout<text:span text:style-name="T22"> </text:span>&lt;&lt;<text:span text:style-name="T180"> </text:span>"The<text:span text:style-name="T22"> </text:span>teams<text:span text:style-name="T22"> </text:span>are:"<text:span text:style-name="T153"> </text:span>&lt;&lt;<text:span text:style-name="T182"> </text:span><text:span text:style-name="T113">std::endl;</text:span></text:p>
            <text:p text:style-name="P150">for<text:span text:style-name="T175"> </text:span>(size_t<text:span text:style-name="T175"> </text:span>i<text:span text:style-name="T175"> </text:span>=<text:span text:style-name="T175"> </text:span>0;<text:span text:style-name="T175"> </text:span>i<text:span text:style-name="T182"> </text:span>&lt;<text:span text:style-name="T175"> </text:span>asiaCup.teams.size();<text:span text:style-name="T20"> </text:span>i++)<text:span text:style-name="T175"> </text:span>{ std::cout &lt;&lt; asiaCup.teams[i] &lt;&lt; std::endl;</text:p>
            <text:p text:style-name="P151"><text:span text:style-name="T22">}</text:span></text:p>
            <text:p text:style-name="P140"><text:span text:style-name="T22">}</text:span></text:p>
            <text:p text:style-name="P147"><text:span text:style-name="T155">};</text:span></text:p>
          </table:table-cell>
          <table:table-cell table:style-name="Table2.A1" office:value-type="string">
            <text:p text:style-name="P57">null<text:span text:style-name="T165"> </text:span>null<text:span text:style-name="T163"> </text:span>0 <text:span text:style-name="T163">null</text:span></text:p>
            <text:p text:style-name="P59"><text:span text:style-name="T113">**************</text:span></text:p>
            <text:p text:style-name="P58">Asia<text:span text:style-name="T177"> </text:span>Cup<text:span text:style-name="T179"> </text:span>Cricket<text:span text:style-name="T177"> </text:span>Tournament is played between 4 teams The teams are:</text:p>
            <text:p text:style-name="P132"><text:span text:style-name="T165">BD </text:span></text:p>
            <text:p text:style-name="P132"><text:span text:style-name="T165">IND </text:span></text:p>
            <text:p text:style-name="P132"><text:span text:style-name="T165">PAK </text:span></text:p>
            <text:p text:style-name="P132"><text:span text:style-name="T165">SL</text:span></text:p>
          </table:table-cell>
        </table:table-row>
      </table:table>
      <text:h text:style-name="P2" text:outline-level="3"><text:span text:style-name="T155">Solution:</text:span></text:h>
      <text:h text:style-name="P3" text:outline-level="3"><text:span text:style-name="T155"/></text:h>
      <text:h text:style-name="P3" text:outline-level="3"><text:span text:style-name="T155">#include &lt;iostream&gt;</text:span></text:h>
      <text:h text:style-name="P3" text:outline-level="3"><text:span text:style-name="T155">#include &lt;string&gt;</text:span></text:h>
      <text:h text:style-name="P3" text:outline-level="3"><text:span text:style-name="T155">#include &lt;vector&gt;</text:span></text:h>
      <text:h text:style-name="P3" text:outline-level="3"><text:span text:style-name="T155"/></text:h>
      <text:h text:style-name="P3" text:outline-level="3"><text:span text:style-name="T155">using namespace std;</text:span></text:h>
      <text:h text:style-name="P3" text:outline-level="3"><text:span text:style-name="T155"/></text:h>
      <text:h text:style-name="P3" text:outline-level="3"><text:span text:style-name="T155">class Tournament {</text:span></text:h>
      <text:h text:style-name="P3" text:outline-level="3"><text:span text:style-name="T155">public:</text:span></text:h>
      <text:h text:style-name="P3" text:outline-level="3"><text:span text:style-name="T155"><text:s text:c="4"/>std::string name;</text:span></text:h>
      <text:h text:style-name="P3" text:outline-level="3"><text:span text:style-name="T155"><text:s text:c="4"/>std::string sportsType;</text:span></text:h>
      <text:h text:style-name="P3" text:outline-level="3"><text:span text:style-name="T155"><text:s text:c="4"/>int numberOfTeams;</text:span></text:h>
      <text:h text:style-name="P3" text:outline-level="3"><text:span text:style-name="T155"><text:s text:c="4"/>std::vector&lt;std::string&gt; teams;</text:span></text:h>
      <text:h text:style-name="P3" text:outline-level="3"><text:span text:style-name="T155">};</text:span></text:h>
      <text:h text:style-name="P3" text:outline-level="3"><text:span text:style-name="T155"/></text:h>
      <text:h text:style-name="P3" text:outline-level="3"><text:span text:style-name="T155">class Tester5 {</text:span></text:h>
      <text:h text:style-name="P3" text:outline-level="3"><text:span text:style-name="T155">public:</text:span></text:h>
      <text:h text:style-name="P3" text:outline-level="3"><text:span text:style-name="T155"><text:s text:c="4"/>static void main() {</text:span></text:h>
      <text:h text:style-name="P3" text:outline-level="3"><text:span text:style-name="T155"><text:s text:c="8"/>Tournament asiaCup;</text:span></text:h>
      <text:h text:style-name="P3" text:outline-level="3"><text:span text:style-name="T155"><text:s text:c="8"/>std::cout &lt;&lt; asiaCup.name &lt;&lt; " " &lt;&lt; asiaCup.sportsType &lt;&lt; " "&lt;&lt; asiaCup.numberOfTeams &lt;&lt; " ";</text:span></text:h>
      <text:h text:style-name="P3" text:outline-level="3"><text:span text:style-name="T155"><text:s text:c="8"/>for (const auto&amp; team : asiaCup.teams) {</text:span></text:h>
      <text:h text:style-name="P3" text:outline-level="3"><text:span text:style-name="T155"><text:s text:c="8"/>std::cout &lt;&lt; team &lt;&lt; " ";</text:span></text:h>
      <text:h text:style-name="P3" text:outline-level="3"><text:span text:style-name="T155"><text:s text:c="4"/>}</text:span></text:h>
      <text:h text:style-name="P3" text:outline-level="3"><text:span text:style-name="T155"/></text:h>
      <text:h text:style-name="P3" text:outline-level="3"><text:span text:style-name="T155"><text:s text:c="4"/>std::cout &lt;&lt; std::endl;</text:span></text:h>
      <text:h text:style-name="P3" text:outline-level="3"><text:span text:style-name="T155"><text:s text:c="4"/>std::cout &lt;&lt; "**************" &lt;&lt; std::endl;</text:span></text:h>
      <text:h text:style-name="P3" text:outline-level="3"><text:span text:style-name="T155"/></text:h>
      <text:h text:style-name="P3" text:outline-level="3"><text:span text:style-name="T155"><text:s text:c="4"/>asiaCup.name = "Asia Cup";</text:span></text:h>
      <text:h text:style-name="P3" text:outline-level="3"><text:span text:style-name="T155"><text:s text:c="4"/>asiaCup.sportsType = "Cricket";</text:span></text:h>
      <text:h text:style-name="P3" text:outline-level="3"><text:span text:style-name="T155"><text:s text:c="4"/>asiaCup.numberOfTeams = 4;</text:span></text:h>
      <text:h text:style-name="P3" text:outline-level="3"><text:span text:style-name="T155"><text:s text:c="4"/>asiaCup.teams = {"BD", "IND", "PAK", "SL"};</text:span></text:h>
      <text:h text:style-name="P3" text:outline-level="3"><text:span text:style-name="T155"/></text:h>
      <text:h text:style-name="P3" text:outline-level="3"><text:soft-page-break/><text:span text:style-name="T155"><text:s text:c="4"/>std::printf("%s %s Tournament is played between %d teams\n",</text:span></text:h>
      <text:h text:style-name="P3" text:outline-level="3"><text:span text:style-name="T155"><text:s text:c="4"/>asiaCup.name.c_str(), asiaCup.sportsType.c_str(),</text:span></text:h>
      <text:h text:style-name="P3" text:outline-level="3"><text:span text:style-name="T155"><text:s text:c="4"/>asiaCup.numberOfTeams);</text:span></text:h>
      <text:h text:style-name="P3" text:outline-level="3"><text:span text:style-name="T155"/></text:h>
      <text:h text:style-name="P3" text:outline-level="3"><text:span text:style-name="T155"><text:s text:c="4"/>std::cout &lt;&lt; "The teams are:" &lt;&lt; std::endl;</text:span></text:h>
      <text:h text:style-name="P3" text:outline-level="3"><text:span text:style-name="T155"/></text:h>
      <text:h text:style-name="P3" text:outline-level="3"><text:span text:style-name="T155"><text:s text:c="4"/>for (size_t i = 0; i &lt; asiaCup.teams.size(); i++) {</text:span></text:h>
      <text:h text:style-name="P3" text:outline-level="3"><text:span text:style-name="T155"><text:s text:c="8"/>std::cout &lt;&lt; asiaCup.teams[i] &lt;&lt; std::endl;</text:span></text:h>
      <text:h text:style-name="P3" text:outline-level="3"><text:span text:style-name="T155"><text:s text:c="4"/>}</text:span></text:h>
      <text:h text:style-name="P3" text:outline-level="3"><text:span text:style-name="T155"><text:s text:c="4"/></text:span></text:h>
      <text:h text:style-name="P3" text:outline-level="3"><text:span text:style-name="T155"><text:s text:c="4"/>}</text:span></text:h>
      <text:h text:style-name="P3" text:outline-level="3"><text:span text:style-name="T155">};</text:span></text:h>
      <text:h text:style-name="P3" text:outline-level="3"><text:span text:style-name="T155"/></text:h>
      <text:h text:style-name="P3" text:outline-level="3"><text:span text:style-name="T155">int main() {</text:span></text:h>
      <text:h text:style-name="P3" text:outline-level="3"><text:span text:style-name="T155"><text:s text:c="4"/>Tester5::main(); <text:s/>// call the static function</text:span></text:h>
      <text:h text:style-name="P3" text:outline-level="3"><text:span text:style-name="T155"><text:s text:c="4"/>return 0;</text:span></text:h>
      <text:h text:style-name="P3" text:outline-level="3"><text:span text:style-name="T155">}</text:span></text:h>
      <text:h text:style-name="P3" text:outline-level="3"><text:span text:style-name="T155"/></text:h>
      <text:h text:style-name="P6" text:outline-level="3"><text:bookmark text:name="Task_6"/><text:span text:style-name="T121">Task</text:span><text:span text:style-name="T119"> </text:span><text:span text:style-name="T23">6</text:span></text:h>
      <text:p text:style-name="P20">Design<text:span text:style-name="T159"> </text:span>the<text:span text:style-name="T182"> </text:span>“<text:span text:style-name="T172">ImaginaryNumber</text:span>”<text:span text:style-name="T118"> </text:span>to<text:span text:style-name="T182"> </text:span>generate<text:span text:style-name="T182"> </text:span>the<text:span text:style-name="T180"> </text:span><text:span text:style-name="T172">output</text:span><text:span text:style-name="T183"> </text:span>given<text:span text:style-name="T20"> </text:span><text:span text:style-name="T113">below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4"><text:span text:style-name="T172">Tester</text:span><text:span text:style-name="T156"> </text:span><text:span text:style-name="T114">Class</text:span></text:p>
          </table:table-cell>
          <table:table-cell table:style-name="Table8.B1" office:value-type="string">
            <text:p text:style-name="P55"><text:span text:style-name="T114">Output</text:span></text:p>
          </table:table-cell>
        </table:table-row>
        <table:table-row table:style-name="Table8.2">
          <table:table-cell table:style-name="Table8.A2" office:value-type="string">
            <text:p text:style-name="P40">#include &lt;iostream&gt;</text:p>
            <text:p text:style-name="P40">int main() {</text:p>
            <text:p text:style-name="P40">ImaginaryNumber num1;</text:p>
            <text:p text:style-name="P40">num1.printNumber();</text:p>
            <text:p text:style-name="P40">std::cout &lt;&lt; "1********" &lt;&lt; std::endl;</text:p>
            <text:p text:style-name="P40">num1.realPart = 3;</text:p>
            <text:p text:style-name="P40">num1.imaginaryPart = 7;</text:p>
            <text:p text:style-name="P40">num1.printNumber();</text:p>
            <text:p text:style-name="P40">std::cout &lt;&lt; "2********" &lt;&lt; std::endl;</text:p>
            <text:p text:style-name="P40">ImaginaryNumber num2;</text:p>
            <text:p text:style-name="P40"><text:soft-page-break/>num2.realPart = 1;</text:p>
            <text:p text:style-name="P40">num2.imaginaryPart = 9;</text:p>
            <text:p text:style-name="P40">num2.printNumber();</text:p>
            <text:p text:style-name="P43">return 0;</text:p>
            <text:p text:style-name="P40">}</text:p>
          </table:table-cell>
          <table:table-cell table:style-name="Table8.B2" office:value-type="string">
            <text:p text:style-name="P40">0 + 0i</text:p>
            <text:p text:style-name="P40">1********</text:p>
            <text:p text:style-name="P40">3 + 7i</text:p>
            <text:p text:style-name="P40">2********</text:p>
            <text:p text:style-name="P40">1 + 9i</text:p>
          </table:table-cell>
        </table:table-row>
      </table:table>
      <text:p text:style-name="P21"/>
      <text:p text:style-name="P156"/>
      <text:h text:style-name="P9" text:outline-level="3"><text:span text:style-name="T113">Solution:</text:span></text:h>
      <text:h text:style-name="P9" text:outline-level="3"><text:span text:style-name="T113"/></text:h>
      <text:h text:style-name="P5" text:outline-level="3"><text:span text:style-name="T113">#include &lt;iostream&gt;</text:span></text:h>
      <text:h text:style-name="P5" text:outline-level="3"><text:span text:style-name="T113"/></text:h>
      <text:h text:style-name="P5" text:outline-level="3"><text:span text:style-name="T113">class ImaginaryNumber{</text:span></text:h>
      <text:h text:style-name="P5" text:outline-level="3"><text:span text:style-name="T113"><text:s text:c="4"/>public:</text:span></text:h>
      <text:h text:style-name="P5" text:outline-level="3"><text:span text:style-name="T113"><text:s text:c="4"/>int realPart = 0;</text:span></text:h>
      <text:h text:style-name="P5" text:outline-level="3"><text:span text:style-name="T113"><text:s text:c="4"/>int imaginaryPart = 0;</text:span></text:h>
      <text:h text:style-name="P5" text:outline-level="3"><text:span text:style-name="T113"><text:s text:c="4"/>void printNumber(){</text:span></text:h>
      <text:h text:style-name="P5" text:outline-level="3"><text:span text:style-name="T113"><text:s text:c="8"/>std::cout &lt;&lt; realPart &lt;&lt; " + " &lt;&lt; imaginaryPart &lt;&lt; "i" &lt;&lt; std::endl;</text:span></text:h>
      <text:h text:style-name="P5" text:outline-level="3"><text:span text:style-name="T113"><text:s text:c="4"/>}</text:span></text:h>
      <text:h text:style-name="P5" text:outline-level="3"><text:span text:style-name="T113">};</text:span></text:h>
      <text:h text:style-name="P5" text:outline-level="3"><text:span text:style-name="T113"/></text:h>
      <text:h text:style-name="P5" text:outline-level="3"><text:span text:style-name="T113">int main() {</text:span></text:h>
      <text:h text:style-name="P5" text:outline-level="3"><text:span text:style-name="T113"><text:s text:c="4"/>ImaginaryNumber num1;</text:span></text:h>
      <text:h text:style-name="P5" text:outline-level="3"><text:span text:style-name="T113"><text:s text:c="4"/>num1.printNumber();</text:span></text:h>
      <text:h text:style-name="P5" text:outline-level="3"><text:span text:style-name="T113"><text:s text:c="4"/>std::cout &lt;&lt; "1********" &lt;&lt; std::endl;</text:span></text:h>
      <text:h text:style-name="P5" text:outline-level="3"><text:span text:style-name="T113"><text:s text:c="4"/>num1.realPart = 3;</text:span></text:h>
      <text:h text:style-name="P5" text:outline-level="3"><text:span text:style-name="T113"><text:s text:c="4"/>num1.imaginaryPart = 7;</text:span></text:h>
      <text:h text:style-name="P5" text:outline-level="3"><text:span text:style-name="T113"><text:s text:c="4"/>num1.printNumber();</text:span></text:h>
      <text:h text:style-name="P5" text:outline-level="3"><text:span text:style-name="T113"><text:s text:c="4"/>std::cout &lt;&lt; "2********" &lt;&lt; std::endl;</text:span></text:h>
      <text:h text:style-name="P5" text:outline-level="3"><text:span text:style-name="T113"><text:s text:c="4"/>ImaginaryNumber num2;</text:span></text:h>
      <text:h text:style-name="P5" text:outline-level="3"><text:span text:style-name="T113"><text:s text:c="4"/>num2.realPart = 1;</text:span></text:h>
      <text:h text:style-name="P5" text:outline-level="3"><text:span text:style-name="T113"><text:s text:c="4"/>num2.imaginaryPart = 9;</text:span></text:h>
      <text:h text:style-name="P5" text:outline-level="3"><text:span text:style-name="T113"><text:s text:c="4"/>num2.printNumber();</text:span></text:h>
      <text:h text:style-name="P5" text:outline-level="3"><text:span text:style-name="T113"><text:s text:c="4"/></text:span></text:h>
      <text:h text:style-name="P5" text:outline-level="3"><text:span text:style-name="T113"><text:s text:c="4"/>return 0;</text:span></text:h>
      <text:h text:style-name="P5" text:outline-level="3"><text:span text:style-name="T113">}</text:span></text:h>
      <text:h text:style-name="P5" text:outline-level="3"><text:span text:style-name="T113"/></text:h>
      <text:h text:style-name="P6" text:outline-level="3"><text:span text:style-name="T121"/></text:h>
      <text:h text:style-name="P6" text:outline-level="3"><text:bookmark text:name="Task_7"/><text:soft-page-break/><text:span text:style-name="T121">Task</text:span><text:span text:style-name="T119"> </text:span><text:span text:style-name="T23">7</text:span></text:h>
      <text:p text:style-name="P164"/>
      <text:p text:style-name="P25">Complete<text:span text:style-name="T153"> </text:span>the<text:span text:style-name="T22"> </text:span><text:span text:style-name="T172">“Cat”</text:span><text:span text:style-name="T154"> </text:span>class<text:span text:style-name="T22"> </text:span>so<text:span text:style-name="T22"> </text:span>the<text:span text:style-name="T180"> </text:span>main<text:span text:style-name="T155"> </text:span>method<text:span text:style-name="T153"> </text:span>produces<text:span text:style-name="T163"> </text:span>the<text:span text:style-name="T22"> </text:span>following <text:span text:style-name="T113">output:</text:span></text:p>
      <text:p text:style-name="P15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8"><text:span text:style-name="T172">Test</text:span><text:span text:style-name="T176"> </text:span><text:span text:style-name="T114">Class</text:span></text:p>
          </table:table-cell>
          <table:covered-table-cell/>
          <table:table-cell table:style-name="Table4.A1" office:value-type="string">
            <text:p text:style-name="P49"><text:span text:style-name="T114">Output</text:span></text:p>
          </table:table-cell>
        </table:table-row>
        <table:table-row table:style-name="Table4.2">
          <table:table-cell table:style-name="Table4.A2" table:number-columns-spanned="2" office:value-type="string">
            <text:p text:style-name="P72">int<text:span text:style-name="T165"> </text:span>main()<text:span text:style-name="T163"> </text:span><text:span text:style-name="T22">{</text:span></text:p>
          </table:table-cell>
          <table:covered-table-cell/>
          <table:table-cell table:style-name="Table4.A2" office:value-type="string">
            <text:p text:style-name="P72"><text:span text:style-name="T113">===================</text:span></text:p>
          </table:table-cell>
        </table:table-row>
        <table:table-row table:style-name="Table4.3">
          <table:table-cell table:style-name="Table4.A3" table:number-columns-spanned="2" office:value-type="string">
            <text:p text:style-name="P85">Cat<text:span text:style-name="T165"> </text:span><text:span text:style-name="T155">c1;</text:span></text:p>
          </table:table-cell>
          <table:covered-table-cell/>
          <table:table-cell table:style-name="Table4.A3" office:value-type="string">
            <text:p text:style-name="P86">White<text:span text:style-name="T163"> </text:span>cat<text:span text:style-name="T162"> </text:span>is<text:span text:style-name="T163"> </text:span><text:span text:style-name="T113">sitting</text:span></text:p>
          </table:table-cell>
        </table:table-row>
        <table:table-row table:style-name="Table4.4">
          <table:table-cell table:style-name="Table4.A3" table:number-columns-spanned="2" office:value-type="string">
            <text:p text:style-name="P87">cout<text:span text:style-name="T155"> </text:span>&lt;&lt;<text:span text:style-name="T113"> "===================\n";</text:span></text:p>
          </table:table-cell>
          <table:covered-table-cell/>
          <table:table-cell table:style-name="Table4.A3" office:value-type="string">
            <text:p text:style-name="P88"><text:span text:style-name="T113">===================</text:span></text:p>
          </table:table-cell>
        </table:table-row>
        <table:table-row table:style-name="Table4.5">
          <table:table-cell table:style-name="Table4.A3" table:number-columns-spanned="2" office:value-type="string">
            <text:p text:style-name="P89"><text:span text:style-name="T113">c1.printCat();</text:span></text:p>
          </table:table-cell>
          <table:covered-table-cell/>
          <table:table-cell table:style-name="Table4.A3" office:value-type="string">
            <text:p text:style-name="P90">Black<text:span text:style-name="T163"> </text:span>cat<text:span text:style-name="T162"> </text:span>is<text:span text:style-name="T163"> </text:span><text:span text:style-name="T113">sitting</text:span></text:p>
          </table:table-cell>
        </table:table-row>
        <table:table-row table:style-name="Table4.6">
          <table:table-cell table:style-name="Table4.A3" table:number-columns-spanned="2" office:value-type="string">
            <text:p text:style-name="P89">c1.color<text:span text:style-name="T187"> </text:span>=<text:span text:style-name="T187"> </text:span><text:span text:style-name="T113">"Black";</text:span></text:p>
          </table:table-cell>
          <table:covered-table-cell/>
          <table:table-cell table:style-name="Table4.A3" office:value-type="string">
            <text:p text:style-name="P91"><text:span text:style-name="T113">===================</text:span></text:p>
          </table:table-cell>
        </table:table-row>
        <table:table-row table:style-name="Table4.7">
          <table:table-cell table:style-name="Table4.A3" table:number-columns-spanned="2" office:value-type="string">
            <text:p text:style-name="P92">cout<text:span text:style-name="T155"> </text:span>&lt;&lt;<text:span text:style-name="T113"> "===================\n";</text:span></text:p>
          </table:table-cell>
          <table:covered-table-cell/>
          <table:table-cell table:style-name="Table4.A3" office:value-type="string">
            <text:p text:style-name="P93">Brown<text:span text:style-name="T163"> </text:span>cat<text:span text:style-name="T162"> </text:span>is<text:span text:style-name="T163"> </text:span><text:span text:style-name="T113">jumping</text:span></text:p>
          </table:table-cell>
        </table:table-row>
        <table:table-row table:style-name="Table4.4">
          <table:table-cell table:style-name="Table4.A3" table:number-columns-spanned="2" office:value-type="string">
            <text:p text:style-name="P94"><text:span text:style-name="T113">c1.printCat();</text:span></text:p>
          </table:table-cell>
          <table:covered-table-cell/>
          <table:table-cell table:style-name="Table4.A3" office:value-type="string">
            <text:p text:style-name="P73"/>
          </table:table-cell>
        </table:table-row>
        <table:table-row table:style-name="Table4.5">
          <table:table-cell table:style-name="Table4.A3" table:number-columns-spanned="2" office:value-type="string">
            <text:p text:style-name="P95">c1.color<text:span text:style-name="T163"> </text:span>=<text:span text:style-name="T163"> </text:span><text:span text:style-name="T113">"Brown";</text:span></text:p>
          </table:table-cell>
          <table:covered-table-cell/>
          <table:table-cell table:style-name="Table4.A3" office:value-type="string">
            <text:p text:style-name="P73"/>
          </table:table-cell>
        </table:table-row>
        <table:table-row table:style-name="Table4.3">
          <table:table-cell table:style-name="Table4.A3" table:number-columns-spanned="2" office:value-type="string">
            <text:p text:style-name="P95">c1.action<text:span text:style-name="T179"> </text:span>=<text:span text:style-name="T188"> </text:span><text:span text:style-name="T113">"jumping";</text:span></text:p>
          </table:table-cell>
          <table:covered-table-cell/>
          <table:table-cell table:style-name="Table4.A3" office:value-type="string">
            <text:p text:style-name="P73"/>
          </table:table-cell>
        </table:table-row>
        <table:table-row table:style-name="Table4.7">
          <table:table-cell table:style-name="Table4.A3" table:number-columns-spanned="2" office:value-type="string">
            <text:p text:style-name="P97">cout<text:span text:style-name="T155"> </text:span>&lt;&lt;<text:span text:style-name="T113"> "===================\n";</text:span></text:p>
          </table:table-cell>
          <table:covered-table-cell/>
          <table:table-cell table:style-name="Table4.A3" office:value-type="string">
            <text:p text:style-name="P73"/>
          </table:table-cell>
        </table:table-row>
        <table:table-row table:style-name="Table4.12">
          <table:table-cell table:style-name="Table4.A3" table:number-columns-spanned="2" office:value-type="string">
            <text:p text:style-name="P94"><text:span text:style-name="T113">c1.printCat();</text:span></text:p>
          </table:table-cell>
          <table:covered-table-cell/>
          <table:table-cell table:style-name="Table4.A3" office:value-type="string">
            <text:p text:style-name="P73"/>
          </table:table-cell>
        </table:table-row>
        <table:table-row table:style-name="Table4.13">
          <table:table-cell table:style-name="Table4.A13" office:value-type="string">
            <text:p text:style-name="P73"/>
          </table:table-cell>
          <table:table-cell table:style-name="Table4.B13" office:value-type="string">
            <text:p text:style-name="P74">return<text:span text:style-name="T163"> </text:span><text:span text:style-name="T166">0;</text:span></text:p>
          </table:table-cell>
          <table:table-cell table:style-name="Table4.A3" office:value-type="string">
            <text:p text:style-name="P73"/>
          </table:table-cell>
        </table:table-row>
        <table:table-row table:style-name="Table4.14">
          <table:table-cell table:style-name="Table4.A14" office:value-type="string">
            <text:p text:style-name="P96"><text:span text:style-name="T22">}</text:span></text:p>
          </table:table-cell>
          <table:table-cell table:style-name="Table4.B14" office:value-type="string">
            <text:p text:style-name="P73"/>
          </table:table-cell>
          <table:table-cell table:style-name="Table4.C14" office:value-type="string">
            <text:p text:style-name="P73"/>
          </table:table-cell>
        </table:table-row>
      </table:table>
      <text:p text:style-name="P155"/>
      <text:p text:style-name="P158"/>
      <text:h text:style-name="P10" text:outline-level="3"><text:span text:style-name="T113"/></text:h>
      <text:h text:style-name="P10" text:outline-level="3"><text:span text:style-name="T113">Solution:</text:span></text:h>
      <text:p text:style-name="P152">#include&lt;iostream&gt;</text:p>
      <text:p text:style-name="P153">using namespace std;</text:p>
      <text:p text:style-name="P153"/>
      <text:p text:style-name="P153">class Cat{</text:p>
      <text:p text:style-name="P153"><text:s text:c="4"/>public:</text:p>
      <text:p text:style-name="P153"><text:s text:c="4"/>string color = "White";</text:p>
      <text:p text:style-name="P153"><text:s text:c="4"/>string action = "sitting";</text:p>
      <text:p text:style-name="P153"><text:soft-page-break/></text:p>
      <text:p text:style-name="P153"><text:s text:c="4"/>void printCat(){</text:p>
      <text:p text:style-name="P153"><text:s text:c="8"/>cout&lt;&lt; color&lt;&lt;"cat is "&lt;&lt; action&lt;&lt; endl;</text:p>
      <text:p text:style-name="P153"><text:s text:c="4"/>}</text:p>
      <text:p text:style-name="P153"/>
      <text:p text:style-name="P153">};</text:p>
      <text:p text:style-name="P153"/>
      <text:p text:style-name="P153">int main() {</text:p>
      <text:p text:style-name="P153"><text:s text:c="4"/>Cat c1;</text:p>
      <text:p text:style-name="P153"><text:s text:c="4"/>cout &lt;&lt; "===================\n";</text:p>
      <text:p text:style-name="P153"><text:s text:c="4"/>c1.printCat();</text:p>
      <text:p text:style-name="P153"><text:s text:c="4"/>c1.color = "Black";</text:p>
      <text:p text:style-name="P153"><text:s text:c="4"/>cout &lt;&lt; "===================\n";</text:p>
      <text:p text:style-name="P153"><text:s text:c="4"/>c1.printCat();</text:p>
      <text:p text:style-name="P153"><text:s text:c="4"/>c1.color = "Brown";</text:p>
      <text:p text:style-name="P153"><text:s text:c="4"/>c1.action = "jumping";</text:p>
      <text:p text:style-name="P153"><text:s text:c="4"/>cout &lt;&lt; "===================\n";</text:p>
      <text:p text:style-name="P153"><text:s text:c="4"/>c1.printCat();</text:p>
      <text:p text:style-name="P153"/>
      <text:p text:style-name="P153"><text:s text:c="4"/>return 0;</text:p>
      <text:p text:style-name="P153">}</text:p>
      <text:h text:style-name="P7" text:outline-level="3"><text:bookmark text:name="Task_8"/><text:span text:style-name="T121">Task</text:span><text:span text:style-name="T119"> </text:span><text:span text:style-name="T23">8</text:span></text:h>
      <text:p text:style-name="P18">Complete<text:span text:style-name="T22"> </text:span>the<text:span text:style-name="T22"> </text:span><text:span text:style-name="T172">Bird</text:span><text:span text:style-name="T183"> </text:span>class<text:span text:style-name="T22"> </text:span>so<text:span text:style-name="T22"> </text:span>that<text:span text:style-name="T153"> </text:span>main<text:span text:style-name="T165"> </text:span>method<text:span text:style-name="T153"> </text:span>produces<text:span text:style-name="T153"> </text:span>the<text:span text:style-name="T22"> </text:span><text:span text:style-name="T113">following </text:span><text:span text:style-name="T114">output</text:span><text:span text:style-name="T113">: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<text:span text:style-name="T172">Test</text:span><text:span text:style-name="T176"> </text:span><text:span text:style-name="T114">class</text:span></text:p>
          </table:table-cell>
          <table:table-cell table:style-name="Table1.B1" office:value-type="string">
            <text:p text:style-name="P51"><text:span text:style-name="T114">Output</text:span></text:p>
          </table:table-cell>
        </table:table-row>
        <table:table-row>
          <table:table-cell table:style-name="Table1.A2" office:value-type="string">
            <text:p text:style-name="P98">int<text:span text:style-name="T165"> </text:span>main()<text:span text:style-name="T155"> </text:span><text:span text:style-name="T22">{</text:span></text:p>
            <text:p text:style-name="P103"><text:soft-page-break/>Bird b1; </text:p>
            <text:p text:style-name="P103">b1.name<text:span text:style-name="T189"> </text:span>= <text:span text:style-name="T113">"Parrot";</text:span></text:p>
            <text:p text:style-name="P104"><text:span text:style-name="T113">b1.flyUp(3); </text:span></text:p>
            <text:p text:style-name="P104"><text:span text:style-name="T163">b1.makeNoise(); </text:span></text:p>
            <text:p text:style-name="P104"><text:span text:style-name="T113">b1.flyDown(5); </text:span></text:p>
            <text:p text:style-name="P104"><text:span text:style-name="T113">b1.flyDown(2); </text:span></text:p>
            <text:p text:style-name="P104"><text:span text:style-name="T113">b1.flyDown(1);</text:span></text:p>
            <text:p text:style-name="P107"/>
            <text:p text:style-name="P78">Bird b2; </text:p>
            <text:p text:style-name="P78">b2.name<text:span text:style-name="T189"> </text:span>= <text:span text:style-name="T113">"Eagle";</text:span></text:p>
            <text:p text:style-name="P104"><text:span text:style-name="T113">b2.flyUp(5); </text:span></text:p>
            <text:p text:style-name="P104"><text:span text:style-name="T113">b2.flyDown(5); </text:span></text:p>
            <text:p text:style-name="P104"><text:span text:style-name="T163">b2.makeNoise();</text:span></text:p>
            <text:p text:style-name="P99"><text:span text:style-name="T163">return</text:span><text:span text:style-name="T155"> 0;</text:span></text:p>
            <text:p text:style-name="P108"><text:span text:style-name="T155">}</text:span></text:p>
          </table:table-cell>
          <table:table-cell table:style-name="Table1.B2" office:value-type="string">
            <text:p text:style-name="P105">Parrot<text:span text:style-name="T182"> </text:span>has<text:span text:style-name="T157"> </text:span>flown<text:span text:style-name="T22"> </text:span>up<text:span text:style-name="T20"> </text:span>3<text:span text:style-name="T157"> </text:span>feet. </text:p>
            <text:p text:style-name="P105"><text:soft-page-break/><text:span text:style-name="T113">Squawk</text:span></text:p>
            <text:p text:style-name="P109">Parrot<text:span text:style-name="T155"> </text:span>cannot<text:span text:style-name="T155"> </text:span>fly<text:span text:style-name="T155"> </text:span>down<text:span text:style-name="T155"> </text:span>5<text:span text:style-name="T155"> </text:span>feet.<text:span text:style-name="T155"> </text:span></text:p>
            <text:p text:style-name="P109">Parrot<text:span text:style-name="T155"> </text:span>has<text:span text:style-name="T155"> </text:span>flown<text:span text:style-name="T155"> </text:span>down<text:span text:style-name="T155"> </text:span>2 feet. </text:p>
            <text:p text:style-name="P109">Parrot has flown down 1 feet and landed.</text:p>
            <text:p text:style-name="P110">Eagle<text:span text:style-name="T155"> </text:span>has<text:span text:style-name="T155"> </text:span>flown<text:span text:style-name="T155"> </text:span>up<text:span text:style-name="T155"> </text:span>5<text:span text:style-name="T155"> </text:span>feet.</text:p>
            <text:p text:style-name="P110">Eagle<text:span text:style-name="T153"> </text:span>has<text:span text:style-name="T153"> </text:span>flown<text:span text:style-name="T153"> </text:span>down<text:span text:style-name="T20"> </text:span>5<text:span text:style-name="T153"> </text:span>feet and landed.</text:p>
            <text:p text:style-name="P106"><text:span text:style-name="T113">Squee</text:span></text:p>
          </table:table-cell>
        </table:table-row>
      </table:table>
      <text:p text:style-name="P19"/>
      <text:h text:style-name="P11" text:outline-level="3"><text:span text:style-name="T113">Solution:</text:span></text:h>
      <text:h text:style-name="P4" text:outline-level="3"><text:span text:style-name="T113">#include&lt;iostream&gt;</text:span></text:h>
      <text:h text:style-name="P4" text:outline-level="3"><text:span text:style-name="T113">using namespace std;</text:span></text:h>
      <text:h text:style-name="P4" text:outline-level="3"><text:span text:style-name="T113"/></text:h>
      <text:h text:style-name="P4" text:outline-level="3"><text:span text:style-name="T113">class Bird {</text:span></text:h>
      <text:h text:style-name="P4" text:outline-level="3"><text:span text:style-name="T113">public:</text:span></text:h>
      <text:h text:style-name="P4" text:outline-level="3"><text:span text:style-name="T113"><text:s text:c="4"/>string name;</text:span></text:h>
      <text:h text:style-name="P4" text:outline-level="3"><text:span text:style-name="T113"><text:s text:c="4"/>int position = 0;</text:span></text:h>
      <text:h text:style-name="P4" text:outline-level="3"><text:span text:style-name="T113"/></text:h>
      <text:h text:style-name="P4" text:outline-level="3"><text:span text:style-name="T113"><text:s text:c="4"/>void flyUp(int feet) {</text:span></text:h>
      <text:h text:style-name="P4" text:outline-level="3"><text:span text:style-name="T113"><text:s text:c="8"/>position += feet;</text:span></text:h>
      <text:h text:style-name="P4" text:outline-level="3"><text:span text:style-name="T113"><text:s text:c="8"/>cout &lt;&lt; name &lt;&lt; " has flown up " &lt;&lt; feet &lt;&lt; " feet." &lt;&lt; endl;</text:span></text:h>
      <text:h text:style-name="P4" text:outline-level="3"><text:soft-page-break/><text:span text:style-name="T113"><text:s text:c="4"/>}</text:span></text:h>
      <text:h text:style-name="P4" text:outline-level="3"><text:span text:style-name="T113"><text:s text:c="4"/>void flyDown(int feet) {</text:span></text:h>
      <text:h text:style-name="P4" text:outline-level="3"><text:span text:style-name="T113"><text:s text:c="8"/>if (feet &gt; position) {</text:span></text:h>
      <text:h text:style-name="P4" text:outline-level="3"><text:span text:style-name="T113"><text:s text:c="12"/>cout &lt;&lt; name &lt;&lt; " cannot fly down " &lt;&lt; feet &lt;&lt; " feet." &lt;&lt; endl;</text:span></text:h>
      <text:h text:style-name="P4" text:outline-level="3"><text:span text:style-name="T113"><text:s text:c="8"/>} else {</text:span></text:h>
      <text:h text:style-name="P4" text:outline-level="3"><text:span text:style-name="T113"><text:s text:c="12"/>position -= feet;</text:span></text:h>
      <text:h text:style-name="P4" text:outline-level="3"><text:span text:style-name="T113"><text:s text:c="12"/>cout &lt;&lt; name &lt;&lt; " has flown down " &lt;&lt; feet &lt;&lt; " feet";</text:span></text:h>
      <text:h text:style-name="P4" text:outline-level="3"><text:span text:style-name="T113"><text:s text:c="12"/>if (position == 0)</text:span></text:h>
      <text:h text:style-name="P4" text:outline-level="3"><text:span text:style-name="T113"><text:s text:c="16"/>cout &lt;&lt; " and landed.";</text:span></text:h>
      <text:h text:style-name="P4" text:outline-level="3"><text:span text:style-name="T113"><text:s text:c="12"/>cout &lt;&lt; endl;</text:span></text:h>
      <text:h text:style-name="P4" text:outline-level="3"><text:span text:style-name="T113"><text:s text:c="8"/>}</text:span></text:h>
      <text:h text:style-name="P4" text:outline-level="3"><text:span text:style-name="T113"><text:s text:c="4"/>}</text:span></text:h>
      <text:h text:style-name="P4" text:outline-level="3"><text:span text:style-name="T113"><text:s text:c="4"/>void makeNoise() {</text:span></text:h>
      <text:h text:style-name="P4" text:outline-level="3"><text:span text:style-name="T113"><text:s text:c="8"/>if (name == "Parrot")</text:span></text:h>
      <text:h text:style-name="P4" text:outline-level="3"><text:span text:style-name="T113"><text:s text:c="12"/>cout &lt;&lt; "Squawk" &lt;&lt; endl;</text:span></text:h>
      <text:h text:style-name="P4" text:outline-level="3"><text:span text:style-name="T113"><text:s text:c="8"/>else if (name == "Eagle")</text:span></text:h>
      <text:h text:style-name="P4" text:outline-level="3"><text:span text:style-name="T113"><text:s text:c="12"/>cout &lt;&lt; "Squee" &lt;&lt; endl;</text:span></text:h>
      <text:h text:style-name="P4" text:outline-level="3"><text:span text:style-name="T113"><text:s text:c="4"/>}</text:span></text:h>
      <text:h text:style-name="P4" text:outline-level="3"><text:span text:style-name="T113">};</text:span></text:h>
      <text:h text:style-name="P4" text:outline-level="3"><text:span text:style-name="T113"/></text:h>
      <text:h text:style-name="P4" text:outline-level="3"><text:span text:style-name="T113">int main() {</text:span></text:h>
      <text:h text:style-name="P4" text:outline-level="3"><text:span text:style-name="T113"><text:s text:c="4"/>Bird b1;</text:span></text:h>
      <text:h text:style-name="P4" text:outline-level="3"><text:span text:style-name="T113"><text:s text:c="4"/>b1.name = "Parrot";</text:span></text:h>
      <text:h text:style-name="P4" text:outline-level="3"><text:span text:style-name="T113"><text:s text:c="4"/>b1.flyUp(3);</text:span></text:h>
      <text:h text:style-name="P4" text:outline-level="3"><text:span text:style-name="T113"><text:s text:c="4"/>b1.makeNoise();</text:span></text:h>
      <text:h text:style-name="P4" text:outline-level="3"><text:span text:style-name="T113"><text:s text:c="4"/>b1.flyDown(5);</text:span></text:h>
      <text:h text:style-name="P4" text:outline-level="3"><text:span text:style-name="T113"><text:s text:c="4"/>b1.flyDown(2);</text:span></text:h>
      <text:h text:style-name="P4" text:outline-level="3"><text:span text:style-name="T113"><text:s text:c="4"/>b1.flyDown(1);</text:span></text:h>
      <text:h text:style-name="P4" text:outline-level="3"><text:soft-page-break/><text:span text:style-name="T113"><text:s text:c="4"/>Bird b2;</text:span></text:h>
      <text:h text:style-name="P4" text:outline-level="3"><text:span text:style-name="T113"><text:s text:c="4"/>b2.name = "Eagle";</text:span></text:h>
      <text:h text:style-name="P4" text:outline-level="3"><text:span text:style-name="T113"><text:s text:c="4"/>b2.flyUp(5);</text:span></text:h>
      <text:h text:style-name="P4" text:outline-level="3"><text:span text:style-name="T113"><text:s text:c="4"/>b2.flyDown(5);</text:span></text:h>
      <text:h text:style-name="P4" text:outline-level="3"><text:span text:style-name="T113"><text:s text:c="4"/>b2.makeNoise();</text:span></text:h>
      <text:h text:style-name="P4" text:outline-level="3"><text:span text:style-name="T113"/></text:h>
      <text:h text:style-name="P4" text:outline-level="3"><text:span text:style-name="T113"><text:s text:c="4"/>return 0;</text:span></text:h>
      <text:h text:style-name="P4" text:outline-level="3"><text:span text:style-name="T113">}</text:span></text:h>
      <text:h text:style-name="P7" text:outline-level="3"><text:span text:style-name="T115"/></text:h>
      <text:h text:style-name="P7" text:outline-level="3"><text:bookmark text:name="Task_9"/><text:span text:style-name="T121">Task</text:span><text:span text:style-name="T119"> </text:span><text:span text:style-name="T23">9</text:span></text:h>
      <text:p text:style-name="P23"><text:span text:style-name="T113">Design</text:span><text:span text:style-name="T190"> </text:span><text:span text:style-name="T113">the</text:span><text:span text:style-name="T190"> </text:span><text:span text:style-name="T114">CellPhone</text:span><text:span text:style-name="T193"> </text:span><text:span text:style-name="T113">class</text:span><text:span text:style-name="T190"> </text:span><text:span text:style-name="T113">so</text:span><text:span text:style-name="T190"> </text:span><text:span text:style-name="T113">that</text:span><text:span text:style-name="T190"> </text:span><text:span text:style-name="T113">the</text:span><text:span text:style-name="T194"> </text:span><text:span text:style-name="T114">main</text:span><text:span text:style-name="T191"> </text:span><text:span text:style-name="T113">method</text:span><text:span text:style-name="T192"> </text:span><text:span text:style-name="T113">of tester</text:span><text:span text:style-name="T195"> </text:span><text:span text:style-name="T113">class</text:span><text:span text:style-name="T195"> </text:span><text:span text:style-name="T113">can</text:span><text:span text:style-name="T195"> </text:span><text:span text:style-name="T113">produce</text:span><text:span text:style-name="T195"> </text:span><text:span text:style-name="T113">the following output:</text:span></text:p>
      <text:p text:style-name="P2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2"><text:span text:style-name="T172">Tester</text:span><text:span text:style-name="T24"> </text:span><text:span text:style-name="T114">Class</text:span></text:p>
          </table:table-cell>
          <table:table-cell table:style-name="Table5.B1" office:value-type="string">
            <text:p text:style-name="P53"><text:span text:style-name="T114">Output</text:span></text:p>
          </table:table-cell>
        </table:table-row>
        <table:table-row>
          <table:table-cell table:style-name="Table5.A2" office:value-type="string">
            <text:p text:style-name="P112">int<text:span text:style-name="T163"> </text:span>main()<text:span text:style-name="T196"> </text:span><text:span text:style-name="T22">{</text:span></text:p>
            <text:p text:style-name="P127">CellPhone phone1; <text:span text:style-name="T163">phone1.printDetails();</text:span></text:p>
            <text:p text:style-name="P118">cout<text:span text:style-name="T166"> </text:span>&lt;&lt;<text:span text:style-name="T155"> </text:span>"1##################"<text:span text:style-name="T155"> </text:span>&lt;&lt;<text:span text:style-name="T175"> </text:span><text:span text:style-name="T113">endl;</text:span></text:p>
            <text:p text:style-name="P128">phone1.storeContact("Joy - 01834"); cout<text:span text:style-name="T185"> </text:span>&lt;&lt;<text:span text:style-name="T197"> </text:span>"==================="<text:span text:style-name="T116"> </text:span>&lt;&lt;<text:span text:style-name="T185"> </text:span>endl;</text:p>
            <text:p text:style-name="P119"><text:span text:style-name="T113">phone1.printDetails();</text:span></text:p>
            <text:p text:style-name="P120">cout<text:span text:style-name="T165"> </text:span>&lt;&lt;<text:span text:style-name="T155"> </text:span>"2##################"<text:span text:style-name="T155"> </text:span>&lt;&lt;<text:span text:style-name="T175"> </text:span><text:span text:style-name="T163">endl;</text:span></text:p>
            <text:p text:style-name="P121">phone1.storeContact("Toya<text:span text:style-name="T20"> </text:span>-<text:span text:style-name="T175"> </text:span><text:span text:style-name="T113">01334");</text:span></text:p>
            <text:p text:style-name="P56">phone1.storeContact("Aayan - 01135"); cout<text:span text:style-name="T157"> </text:span>&lt;&lt;<text:span text:style-name="T157"> </text:span>"==================="<text:span text:style-name="T157"> </text:span>&lt;&lt;<text:span text:style-name="T161"> </text:span>endl;</text:p>
            <text:p text:style-name="P122"><text:span text:style-name="T113">phone1.printDetails();</text:span></text:p>
            <text:p text:style-name="P123">cout<text:span text:style-name="T166"> </text:span>&lt;&lt;<text:span text:style-name="T155"> </text:span>"3##################"<text:span text:style-name="T155"> </text:span>&lt;&lt;<text:span text:style-name="T175"> </text:span><text:span text:style-name="T113">endl;</text:span></text:p>
            <text:p text:style-name="P129">phone1.storeContact("Sani - 01441"); cout<text:span text:style-name="T185"> </text:span>&lt;&lt;<text:span text:style-name="T197"> </text:span>"==================="<text:span text:style-name="T116"> </text:span>&lt;&lt;<text:span text:style-name="T185"> </text:span>endl;</text:p>
            <text:p text:style-name="P124"><text:soft-page-break/><text:span text:style-name="T113">phone1.printDetails();</text:span></text:p>
            <text:p text:style-name="P126"/>
            <text:p text:style-name="P125">return<text:span text:style-name="T163"> </text:span><text:span text:style-name="T166">0;</text:span></text:p>
            <text:p text:style-name="P113"><text:span text:style-name="T22">}</text:span></text:p>
          </table:table-cell>
          <table:table-cell table:style-name="Table5.B2" office:value-type="string">
            <text:p text:style-name="P79">Phone<text:span text:style-name="T189"> </text:span>Model<text:span text:style-name="T189"> </text:span>unknown Contacts Stored 0</text:p>
            <text:p text:style-name="P114"><text:span text:style-name="T113">1##################</text:span></text:p>
            <text:p text:style-name="P83">Contact<text:span text:style-name="T175"> </text:span><text:span text:style-name="T113">Stored</text:span></text:p>
            <text:p text:style-name="P130"><text:span text:style-name="T113">===================</text:span></text:p>
            <text:p text:style-name="P115">Phone<text:span text:style-name="T179"> </text:span>Model<text:span text:style-name="T178"> </text:span>Nokia<text:span text:style-name="T178"> </text:span>1100 Contacts Stored 1 Stored Contacts:</text:p>
            <text:p text:style-name="P116">Joy<text:span text:style-name="T162"> </text:span>-<text:span text:style-name="T162"> </text:span><text:span text:style-name="T113">01834</text:span></text:p>
            <text:p text:style-name="P61"><text:span text:style-name="T113">2##################</text:span></text:p>
            <text:p text:style-name="P111">Contact<text:span text:style-name="T189"> </text:span>Stored Contact<text:span text:style-name="T175"> </text:span><text:span text:style-name="T163">Stored</text:span></text:p>
            <text:p text:style-name="P100"><text:span text:style-name="T113">===================</text:span></text:p>
            <text:p text:style-name="P115">Phone<text:span text:style-name="T179"> </text:span>Model<text:span text:style-name="T178"> </text:span>Nokia<text:span text:style-name="T178"> </text:span>1100 Contacts Stored 3 Stored Contacts:</text:p>
            <text:p text:style-name="P84">Joy<text:span text:style-name="T162"> </text:span>-<text:span text:style-name="T162"> </text:span><text:span text:style-name="T113">01834</text:span></text:p>
            <text:p text:style-name="P130">Toya<text:span text:style-name="T155"> </text:span>-<text:span text:style-name="T165"> </text:span><text:span text:style-name="T113">01334</text:span></text:p>
            <text:p text:style-name="P131">Aayan<text:span text:style-name="T163"> </text:span>-<text:span text:style-name="T162"> </text:span><text:span text:style-name="T113">01135</text:span></text:p>
            <text:p text:style-name="P101"><text:span text:style-name="T113">3##################</text:span></text:p>
            <text:p text:style-name="P80"><text:soft-page-break/>Memory<text:span text:style-name="T116"> </text:span>full.<text:span text:style-name="T182"> </text:span>New<text:span text:style-name="T197"> </text:span>contact<text:span text:style-name="T116"> </text:span>can't<text:span text:style-name="T182"> </text:span>be <text:span text:style-name="T113">stored.</text:span></text:p>
            <text:p text:style-name="P102"><text:span text:style-name="T113">===================</text:span></text:p>
            <text:p text:style-name="P115">Phone<text:span text:style-name="T179"> </text:span>Model<text:span text:style-name="T178"> </text:span>Nokia<text:span text:style-name="T178"> </text:span>1100 Contacts Stored 3 Stored Contacts:</text:p>
            <text:p text:style-name="P117">Joy<text:span text:style-name="T162"> </text:span>-<text:span text:style-name="T162"> </text:span><text:span text:style-name="T113">01834</text:span></text:p>
            <text:p text:style-name="P61">Toya<text:span text:style-name="T155"> </text:span>-<text:span text:style-name="T165"> </text:span><text:span text:style-name="T113">01334</text:span></text:p>
            <text:p text:style-name="P62">Aayan<text:span text:style-name="T163"> </text:span>-<text:span text:style-name="T162"> </text:span><text:span text:style-name="T113">01135</text:span></text:p>
          </table:table-cell>
        </table:table-row>
      </table:table>
      <text:p text:style-name="P26"/>
      <text:p text:style-name="P26"><text:span text:style-name="T113">Solution:</text:span></text:p>
      <text:p text:style-name="P26"><text:span text:style-name="T113">#include &lt;iostream&gt;</text:span></text:p>
      <text:p text:style-name="P26"><text:span text:style-name="T113">#include &lt;string&gt;</text:span></text:p>
      <text:p text:style-name="P26"><text:span text:style-name="T113">using namespace std;</text:span></text:p>
      <text:p text:style-name="P26"/>
      <text:p text:style-name="P26"><text:span text:style-name="T113">class CellPhone {</text:span></text:p>
      <text:p text:style-name="P26"><text:span text:style-name="T113">private:</text:span></text:p>
      <text:p text:style-name="P26"><text:span text:style-name="T113"><text:s text:c="4"/>string model;</text:span></text:p>
      <text:p text:style-name="P26"><text:span text:style-name="T113"><text:s text:c="4"/>string contacts[3];</text:span></text:p>
      <text:p text:style-name="P26"><text:span text:style-name="T113"><text:s text:c="4"/>int contactCount;</text:span></text:p>
      <text:p text:style-name="P26"/>
      <text:p text:style-name="P26"><text:span text:style-name="T113">public:</text:span></text:p>
      <text:p text:style-name="P26"><text:span text:style-name="T113"><text:s text:c="4"/>CellPhone() {</text:span></text:p>
      <text:p text:style-name="P26"><text:span text:style-name="T113"><text:s text:c="8"/>model = "unknown";</text:span></text:p>
      <text:p text:style-name="P26"><text:span text:style-name="T113"><text:s text:c="8"/>contactCount = 0;</text:span></text:p>
      <text:p text:style-name="P26"><text:span text:style-name="T113"><text:s text:c="4"/>}</text:span></text:p>
      <text:p text:style-name="P26"><text:soft-page-break/></text:p>
      <text:p text:style-name="P26"><text:span text:style-name="T113"><text:s text:c="4"/>void storeContact(string contact) {</text:span></text:p>
      <text:p text:style-name="P26"><text:span text:style-name="T113"><text:s text:c="8"/>if (contactCount &lt; 3) {</text:span></text:p>
      <text:p text:style-name="P26"><text:span text:style-name="T113"><text:s text:c="12"/>contacts[contactCount] = contact;</text:span></text:p>
      <text:p text:style-name="P26"><text:span text:style-name="T113"><text:s text:c="12"/>contactCount++;</text:span></text:p>
      <text:p text:style-name="P26"/>
      <text:p text:style-name="P26"><text:span text:style-name="T113"><text:s text:c="12"/>if (model == "unknown") {</text:span></text:p>
      <text:p text:style-name="P26"><text:span text:style-name="T113"><text:s text:c="16"/>model = "Nokia 1100";</text:span></text:p>
      <text:p text:style-name="P26"><text:span text:style-name="T113"><text:s text:c="12"/>}</text:span></text:p>
      <text:p text:style-name="P26"/>
      <text:p text:style-name="P26"><text:span text:style-name="T113"><text:s text:c="12"/>cout &lt;&lt; "Contact Stored" &lt;&lt; endl;</text:span></text:p>
      <text:p text:style-name="P26"><text:span text:style-name="T113"><text:s text:c="8"/>} else {</text:span></text:p>
      <text:p text:style-name="P26"><text:span text:style-name="T113"><text:s text:c="12"/>cout &lt;&lt; "Memory full. New contact can't be stored." &lt;&lt; endl;</text:span></text:p>
      <text:p text:style-name="P26"><text:span text:style-name="T113"><text:s text:c="8"/>}</text:span></text:p>
      <text:p text:style-name="P26"><text:span text:style-name="T113"><text:s text:c="4"/>}</text:span></text:p>
      <text:p text:style-name="P26"/>
      <text:p text:style-name="P26"><text:span text:style-name="T113"><text:s text:c="4"/>void printDetails() {</text:span></text:p>
      <text:p text:style-name="P26"><text:span text:style-name="T113"><text:s text:c="8"/>cout &lt;&lt; "Phone Model " &lt;&lt; model &lt;&lt; endl;</text:span></text:p>
      <text:p text:style-name="P26"><text:span text:style-name="T113"><text:s text:c="8"/>cout &lt;&lt; "Contacts Stored " &lt;&lt; contactCount &lt;&lt; endl;</text:span></text:p>
      <text:p text:style-name="P26"/>
      <text:p text:style-name="P26"><text:span text:style-name="T113"><text:s text:c="8"/>if (contactCount &gt; 0) {</text:span></text:p>
      <text:p text:style-name="P26"><text:span text:style-name="T113"><text:s text:c="12"/>cout &lt;&lt; "Stored Contacts:" &lt;&lt; endl;</text:span></text:p>
      <text:p text:style-name="P26"><text:soft-page-break/><text:span text:style-name="T113"><text:s text:c="12"/>for (int i = 0; i &lt; contactCount; i++) {</text:span></text:p>
      <text:p text:style-name="P26"><text:span text:style-name="T113"><text:s text:c="16"/>cout &lt;&lt; contacts[i] &lt;&lt; endl;</text:span></text:p>
      <text:p text:style-name="P26"><text:span text:style-name="T113"><text:s text:c="12"/>}</text:span></text:p>
      <text:p text:style-name="P26"><text:span text:style-name="T113"><text:s text:c="8"/>}</text:span></text:p>
      <text:p text:style-name="P26"><text:span text:style-name="T113"><text:s text:c="4"/>}</text:span></text:p>
      <text:p text:style-name="P26"><text:span text:style-name="T113">};</text:span></text:p>
      <text:p text:style-name="P26"/>
      <text:p text:style-name="P26"><text:span text:style-name="T113">int main() {</text:span></text:p>
      <text:p text:style-name="P26"><text:span text:style-name="T113"><text:s text:c="4"/>CellPhone phone1;</text:span></text:p>
      <text:p text:style-name="P26"><text:span text:style-name="T113"><text:s text:c="4"/>phone1.printDetails();</text:span></text:p>
      <text:p text:style-name="P26"><text:span text:style-name="T113"><text:s text:c="4"/>cout &lt;&lt; "1##################" &lt;&lt; endl;</text:span></text:p>
      <text:p text:style-name="P26"/>
      <text:p text:style-name="P26"><text:span text:style-name="T113"><text:s text:c="4"/>phone1.storeContact("Joy - 01834");</text:span></text:p>
      <text:p text:style-name="P26"><text:span text:style-name="T113"><text:s text:c="4"/>cout &lt;&lt; "===================" &lt;&lt; endl;</text:span></text:p>
      <text:p text:style-name="P26"><text:span text:style-name="T113"><text:s text:c="4"/>phone1.printDetails();</text:span></text:p>
      <text:p text:style-name="P26"/>
      <text:p text:style-name="P26"><text:span text:style-name="T113"><text:s text:c="4"/>cout &lt;&lt; "2##################" &lt;&lt; endl;</text:span></text:p>
      <text:p text:style-name="P26"><text:span text:style-name="T113"><text:s text:c="4"/>phone1.storeContact("Toya - 01334");</text:span></text:p>
      <text:p text:style-name="P26"><text:span text:style-name="T113"><text:s text:c="4"/>phone1.storeContact("Aayan - 01135");</text:span></text:p>
      <text:p text:style-name="P26"><text:span text:style-name="T113"><text:s text:c="4"/>cout &lt;&lt; "===================" &lt;&lt; endl;</text:span></text:p>
      <text:p text:style-name="P26"><text:span text:style-name="T113"><text:s text:c="4"/>phone1.printDetails();</text:span></text:p>
      <text:p text:style-name="P26"/>
      <text:p text:style-name="P26"><text:soft-page-break/><text:span text:style-name="T113"><text:s text:c="4"/>cout &lt;&lt; "3##################" &lt;&lt; endl;</text:span></text:p>
      <text:p text:style-name="P26"><text:span text:style-name="T113"><text:s text:c="4"/>phone1.storeContact("Sani - 01441");</text:span></text:p>
      <text:p text:style-name="P26"><text:span text:style-name="T113"><text:s text:c="4"/>cout &lt;&lt; "===================" &lt;&lt; endl;</text:span></text:p>
      <text:p text:style-name="P26"><text:span text:style-name="T113"><text:s text:c="4"/>phone1.printDetails();</text:span></text:p>
      <text:p text:style-name="P26"><text:span text:style-name="T113"><text:s text:c="4"/>return 0;</text:span></text:p>
      <text:p text:style-name="P26"><text:span text:style-name="T113">}</text:span></text:p>
      <text:p text:style-name="P27"><text:span text:style-name="T172">Task</text:span><text:span text:style-name="T174">10</text:span></text:p>
      <text:p text:style-name="P28"><text:span text:style-name="T172"><text:s/></text:span>Consider the following class: </text:p>
      <text:p text:style-name="P28">#include using namespace std;</text:p>
      <text:p text:style-name="P29">class<text:span text:style-name="T162"> </text:span><text:span text:style-name="T163">Human</text:span></text:p>
      <text:p text:style-name="P30">{ <text:span text:style-name="T113">public:</text:span></text:p>
      <text:p text:style-name="P32">int age; double<text:span text:style-name="T185"> </text:span>height;</text:p>
      <text:p text:style-name="P31"><text:span text:style-name="T155">};</text:span></text:p>
      <text:p text:style-name="P31"/>
      <text:p text:style-name="P31"><text:span text:style-name="T155">Show the output of the following sequence of statements:</text:span></text:p>
      <text:p text:style-name="P3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Code:</text:p>
          </table:table-cell>
          <table:table-cell table:style-name="Table6.B1" office:value-type="string">
            <text:p text:style-name="P39">Output:</text:p>
          </table:table-cell>
        </table:table-row>
        <table:table-row>
          <table:table-cell table:style-name="Table6.A2" table:number-rows-spanned="11" office:value-type="string">
            <text:p text:style-name="P40">int main() {</text:p>
            <text:p text:style-name="P40">Human* h1 = new Human();</text:p>
            <text:p text:style-name="P40">Human* h2 = new Human();</text:p>
            <text:p text:style-name="P40">h1-&gt;age = 21;</text:p>
            <text:p text:style-name="P40">h1-&gt;height = 5.5;</text:p>
            <text:p text:style-name="P40">cout &lt;&lt; h1-&gt;age &lt;&lt; endl;</text:p>
            <text:p text:style-name="P40">cout &lt;&lt; h1-&gt;height &lt;&lt; endl;</text:p>
            <text:p text:style-name="P40">h2-&gt;height = h1-&gt;height - 3;</text:p>
            <text:p text:style-name="P40"><text:soft-page-break/>cout &lt;&lt; h2-&gt;height &lt;&lt; endl;</text:p>
            <text:p text:style-name="P40">h2-&gt;age = h1-&gt;age++;</text:p>
            <text:p text:style-name="P40">cout &lt;&lt; h1-&gt;age &lt;&lt; endl;</text:p>
            <text:p text:style-name="P40">h2 = h1;</text:p>
            <text:p text:style-name="P40">cout &lt;&lt; h2-&gt;age &lt;&lt; endl;</text:p>
            <text:p text:style-name="P40">cout &lt;&lt; h2-&gt;height &lt;&lt; endl;</text:p>
            <text:p text:style-name="P40">h2-&gt;age++;</text:p>
            <text:p text:style-name="P40">h2-&gt;height++;</text:p>
            <text:p text:style-name="P40">cout &lt;&lt; h1-&gt;age &lt;&lt; endl;</text:p>
            <text:p text:style-name="P40">cout &lt;&lt; h1-&gt;height &lt;&lt; endl;</text:p>
            <text:p text:style-name="P40">h1-&gt;age = ++h2-&gt;age;</text:p>
            <text:p text:style-name="P40">cout &lt;&lt; h2-&gt;age &lt;&lt; endl;</text:p>
            <text:p text:style-name="P40">cout &lt;&lt; h2-&gt;height &lt;&lt; endl;</text:p>
            <text:p text:style-name="P40">delete h1;</text:p>
            <text:p text:style-name="P40">delete h2;</text:p>
            <text:p text:style-name="P40">return <text:span text:style-name="T137">0;</text:span></text:p>
            <text:p text:style-name="P39">};</text:p>
          </table:table-cell>
          <table:table-cell table:style-name="Table6.B2" office:value-type="string">
            <text:p text:style-name="P41">21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5.5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2.5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22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22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5.5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23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6.5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24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1">6.5</text:p>
          </table:table-cell>
        </table:table-row>
        <table:table-row>
          <table:covered-table-cell table:style-name="Table6.A2"/>
          <table:table-cell table:style-name="Table6.B2" office:value-type="string">
            <text:p text:style-name="P40">free(): double free detected in tcache 2</text:p>
            <text:p text:style-name="P40">Aborted</text:p>
          </table:table-cell>
        </table:table-row>
      </table:table>
      <text:p text:style-name="P31"/>
      <text:p text:style-name="P31"/>
      <text:h text:style-name="P8" text:outline-level="3">Task<text:span text:style-name="T153"> </text:span><text:span text:style-name="T155">11</text:span></text:h>
      <text:p text:style-name="P165"/>
      <text:p text:style-name="P159">Consider the following class: #include<text:span text:style-name="T157"> </text:span>using<text:span text:style-name="T159"> </text:span>namespace<text:span text:style-name="T161"> </text:span>std; class Student { </text:p>
      <text:p text:style-name="P161">public:</text:p>
      <text:p text:style-name="P159">string<text:span text:style-name="T162"> </text:span><text:span text:style-name="T163">name;</text:span></text:p>
      <text:p text:style-name="P162">double<text:span text:style-name="T165"> </text:span>cgpa;<text:span text:style-name="T166"> </text:span></text:p>
      <text:p text:style-name="P163"><text:span text:style-name="T155">};</text:span></text:p>
      <text:p text:style-name="P33"><text:soft-page-break/><text:span text:style-name="T156">Show</text:span><text:span text:style-name="T183"> </text:span><text:span text:style-name="T156">the</text:span><text:span text:style-name="T24"> </text:span><text:span text:style-name="T156">output</text:span><text:span text:style-name="T176"> </text:span><text:span text:style-name="T156">of</text:span><text:span text:style-name="T24"> </text:span><text:span text:style-name="T156">the following</text:span><text:span text:style-name="T176"> </text:span><text:span text:style-name="T156">sequence</text:span><text:span text:style-name="T164"> </text:span><text:span text:style-name="T156">of</text:span><text:span text:style-name="T154"> </text:span><text:span text:style-name="T114">statements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Code</text:p>
          </table:table-cell>
          <table:table-cell table:style-name="Table7.B1" office:value-type="string">
            <text:p text:style-name="P42">Output</text:p>
          </table:table-cell>
        </table:table-row>
        <table:table-row>
          <table:table-cell table:style-name="Table7.A2" table:number-rows-spanned="13" office:value-type="string">
            <text:p text:style-name="P40">int main() {</text:p>
            <text:p text:style-name="P40">Human* h1 = new Human();</text:p>
            <text:p text:style-name="P40">Human* h2 = new Human();</text:p>
            <text:p text:style-name="P40">h1-&gt;age = 21;</text:p>
            <text:p text:style-name="P40">h1-&gt;height = 5.5;</text:p>
            <text:p text:style-name="P40">cout &lt;&lt; h1-&gt;age &lt;&lt; endl;</text:p>
            <text:p text:style-name="P40">cout &lt;&lt; h1-&gt;height &lt;&lt; endl;</text:p>
            <text:p text:style-name="P40">h2-&gt;height = h1-&gt;height - 3;</text:p>
            <text:p text:style-name="P40">cout &lt;&lt; h2-&gt;height &lt;&lt; endl;</text:p>
            <text:p text:style-name="P40">h2-&gt;age = h1-&gt;age++;</text:p>
            <text:p text:style-name="P40">cout &lt;&lt; h1-&gt;age &lt;&lt; endl;</text:p>
            <text:p text:style-name="P40">h2 = h1;</text:p>
            <text:p text:style-name="P40">cout &lt;&lt; h2-&gt;age &lt;&lt; endl;</text:p>
            <text:p text:style-name="P40">cout &lt;&lt; h2-&gt;height &lt;&lt; endl;</text:p>
            <text:p text:style-name="P40">h2-&gt;age++;</text:p>
            <text:p text:style-name="P40">h2-&gt;height++;</text:p>
            <text:p text:style-name="P40">cout &lt;&lt; h1-&gt;age &lt;&lt; endl;</text:p>
            <text:p text:style-name="P40">cout &lt;&lt; h1-&gt;height &lt;&lt; endl;</text:p>
            <text:p text:style-name="P40">h1-&gt;age = ++h2-&gt;age;</text:p>
            <text:p text:style-name="P40">cout &lt;&lt; h2-&gt;age &lt;&lt; endl;</text:p>
            <text:p text:style-name="P40">cout &lt;&lt; h2-&gt;height &lt;&lt; endl;</text:p>
            <text:p text:style-name="P40">delete h1;</text:p>
            <text:p text:style-name="P40">delete h2;</text:p>
            <text:p text:style-name="P44">return 0;</text:p>
            <text:p text:style-name="P40">}</text:p>
          </table:table-cell>
          <table:table-cell table:style-name="Table7.B2" office:value-type="string">
            <text:p text:style-name="P40">New Student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Student Two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New Student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2.3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3.3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2.3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old student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oldest student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oldest student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2.3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3.5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>3.5</text:p>
          </table:table-cell>
        </table:table-row>
        <table:table-row>
          <table:covered-table-cell table:style-name="Table7.A2"/>
          <table:table-cell table:style-name="Table7.B2" office:value-type="string">
            <text:p text:style-name="P40"/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right="0.7043in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able_20_Paragraph" style:display-name="Table Paragraph" style:family="paragraph" style:parent-style-name="Standard">
      <style:text-properties style:font-name="Consolas" fo:font-family="Consolas" style:font-family-generic="roman" style:font-pitch="variable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in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583in" fo:margin-bottom="0.1945in" fo:margin-left="0in" fo:margin-right="0in" style:writing-mode="lr-tb" style:layout-grid-color="#c0c0c0" style:layout-grid-lines="250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78in" fo:margin-bottom="0.1945in" fo:margin-left="0.1598in" fo:margin-right="0in" style:writing-mode="lr-tb" style:layout-grid-color="#c0c0c0" style:layout-grid-lines="254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9" style:page-layout-name="Mpm2" draw:style-name="Mdp1"/>
    <style:master-page style:name="Converted10" style:page-layout-name="Mpm2" draw:style-name="Mdp1"/>
    <style:master-page style:name="Converted11" style:page-layout-name="Mpm3" draw:style-name="Mdp1"/>
    <style:master-page style:name="Converted2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😍MEGHLA😍</meta:initial-creator>
    <meta:editing-cycles>3</meta:editing-cycles>
    <meta:creation-date>2025-11-03T19:04:00</meta:creation-date>
    <dc:date>2025-11-08T23:16:50.022115101</dc:date>
    <meta:editing-duration>PT1H10M41S</meta:editing-duration>
    <meta:generator>LibreOffice/24.2.7.2$Linux_X86_64 LibreOffice_project/420$Build-2</meta:generator>
    <meta:print-date>2025-11-08T23:02:45.611295505</meta:print-date>
    <meta:printed-by>PDF files</meta:printed-by>
    <meta:document-statistic meta:table-count="8" meta:image-count="0" meta:object-count="0" meta:page-count="25" meta:paragraph-count="590" meta:word-count="2013" meta:character-count="13920" meta:non-whitespace-character-count="11349"/>
    <meta:user-defined meta:name="AppVersion">16.0000</meta:user-defined>
    <meta:template xlink:type="simple" xlink:actuate="onRequest" xlink:title="Normal.dotm" xlink:href=""/>
  </office:meta>
</office:document-meta>
</file>